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880000050AC925731B542FB8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36 days ago BRK" svg:font-family="'36 days ago BRK'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Inter" svg:font-family="Inter" style:font-adornments="Regular" style:font-pitch="variable"/>
    <style:font-face style:name="Inter1" svg:font-family="Inte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199cm" fo:min-width="0cm" fo:padding-top="0.025cm" fo:padding-bottom="0.025cm" fo:padding-left="0.025cm" fo:padding-right="0.02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99cm" fo:min-width="0.399cm" fo:padding-top="0.025cm" fo:padding-bottom="0.025cm" fo:padding-left="0.025cm" fo:padding-right="0.02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99cm" fo:min-width="0.399cm" fo:padding-top="0.025cm" fo:padding-bottom="0.025cm" fo:padding-left="0.025cm" fo:padding-right="0.025cm" fo:wrap-option="no-wrap"/>
      <style:paragraph-properties style:writing-mode="lr-tb"/>
    </style:style>
    <style:style style:name="gr4" style:family="graphic" style:parent-style-name="objectwithoutfill">
      <style:graphic-properties svg:stroke-width="0.051cm" svg:stroke-color="#00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.399cm" fo:min-width="0.399cm" fo:padding-top="0.025cm" fo:padding-bottom="0.025cm" fo:padding-left="0.025cm" fo:padding-right="0.02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.399cm" fo:min-width="0.399cm" fo:padding-top="0.025cm" fo:padding-bottom="0.025cm" fo:padding-left="0.025cm" fo:padding-right="0.025cm" fo:wrap-option="no-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149cm" fo:min-width="0.399cm" fo:padding-top="0.025cm" fo:padding-bottom="0.025cm" fo:padding-left="0.025cm" fo:padding-right="0.02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.399cm" fo:min-width="6.012cm" fo:padding-top="0.025cm" fo:padding-bottom="0.025cm" fo:padding-left="0.025cm" fo:padding-right="0.025cm" fo:wrap-option="no-wrap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.399cm" fo:min-width="2.869cm" fo:padding-top="0.025cm" fo:padding-bottom="0.025cm" fo:padding-left="0.025cm" fo:padding-right="0.025cm" fo:wrap-option="no-wrap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.399cm" fo:min-width="1.073cm" fo:padding-top="0.025cm" fo:padding-bottom="0.025cm" fo:padding-left="0.025cm" fo:padding-right="0.025cm" fo:wrap-option="no-wrap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.399cm" fo:min-width="0.848cm" fo:padding-top="0.025cm" fo:padding-bottom="0.025cm" fo:padding-left="0.025cm" fo:padding-right="0.025cm" fo:wrap-option="no-wrap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.325cm" fo:min-width="1.074cm" fo:padding-top="0.025cm" fo:padding-bottom="0.025cm" fo:padding-left="0.025cm" fo:padding-right="0.025cm" fo:wrap-option="no-wrap"/>
      <style:paragraph-properties style:writing-mode="lr-tb"/>
    </style:style>
    <style:style style:name="gr13" style:family="graphic" style:parent-style-name="objectwithoutfill">
      <style:graphic-properties svg:stroke-width="0.051cm" svg:stroke-color="#000000" draw:marker-start-width="0.279cm" draw:marker-end="" draw:marker-end-width="0.381cm" draw:fill="none" draw:textarea-vertical-align="middle" draw:auto-grow-height="false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149cm" fo:min-width="0.399cm" fo:padding-top="0.025cm" fo:padding-bottom="0.025cm" fo:padding-left="0.025cm" fo:padding-right="0.025cm" fo:wrap-option="no-wrap"/>
      <style:paragraph-properties style:writing-mode="lr-tb"/>
    </style:style>
    <style:style style:name="gr15" style:family="graphic" style:parent-style-name="standard">
      <style:graphic-properties draw:stroke="none" draw:fill="none" draw:auto-grow-height="false" fo:min-height="0.396cm" fo:wrap-option="no-wrap"/>
      <style:paragraph-properties style:writing-mode="lr-tb"/>
    </style:style>
    <style:style style:name="gr16" style:family="graphic" style:parent-style-name="standard">
      <style:graphic-properties draw:stroke="none" draw:fill="none" draw:auto-grow-height="false" fo:min-height="1.255cm" fo:wrap-option="no-wrap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name="Inter" fo:font-size="16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Inter" fo:font-size="16pt"/>
    </style:style>
    <style:style style:name="P3" style:family="paragraph">
      <style:paragraph-properties fo:text-align="center" style:writing-mode="lr-tb"/>
      <style:text-properties style:font-name="Inter" fo:font-size="12p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Inter"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Inter" fo:font-size="8pt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Inter" fo:font-size="8pt"/>
    </style:style>
    <style:style style:name="P8" style:family="paragraph">
      <loext:graphic-properties draw:fill="none"/>
      <style:paragraph-properties fo:text-align="center"/>
      <style:text-properties fo:font-size="8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Ubuntu Mono1" fo:font-size="16pt"/>
    </style:style>
    <style:style style:name="P10" style:family="paragraph">
      <style:paragraph-properties fo:text-align="center" style:writing-mode="lr-tb"/>
      <style:text-properties fo:color="#00b171" loext:opacity="100%" style:font-name="Ubuntu Mono1" fo:font-size="16pt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00b171" loext:opacity="100%" style:font-name="Ubuntu Mono1" fo:font-size="16pt"/>
    </style:style>
    <style:style style:name="P12" style:family="paragraph">
      <loext:graphic-properties draw:fill="none"/>
      <style:paragraph-properties fo:text-align="center"/>
      <style:text-properties style:font-name="Ubuntu Mono1" fo:font-size="16pt"/>
    </style:style>
    <style:style style:name="P13" style:family="paragraph">
      <style:paragraph-properties fo:text-align="center" style:writing-mode="lr-tb"/>
      <style:text-properties fo:color="#00b171" loext:opacity="100%" style:font-name="Ubuntu Mono2" fo:font-size="12pt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b171" loext:opacity="100%" style:font-name="Ubuntu Mono2" fo:font-size="12pt"/>
    </style:style>
    <style:style style:name="P15" style:family="paragraph">
      <style:paragraph-properties fo:text-align="center" style:writing-mode="lr-tb"/>
      <style:text-properties fo:color="#00b171" loext:opacity="100%" style:font-name="Ubuntu Mono2" fo:font-size="16pt"/>
    </style:style>
    <style:style style:name="P16" style:family="paragraph">
      <loext:graphic-properties draw:fill="solid" draw:fill-color="#000000"/>
      <style:paragraph-properties fo:text-align="center" style:writing-mode="lr-tb"/>
      <style:text-properties fo:color="#00b171" loext:opacity="100%" style:font-name="Ubuntu Mono2" fo:font-size="16pt"/>
    </style:style>
    <style:style style:name="P17" style:family="paragraph">
      <loext:graphic-properties draw:fill="none"/>
      <style:paragraph-properties fo:text-align="center"/>
      <style:text-properties fo:font-size="12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b171" loext:opacity="100%" style:font-name="Inter" fo:font-size="16pt"/>
    </style:style>
    <style:style style:name="P19" style:family="paragraph">
      <style:paragraph-properties fo:margin-top="0.42cm" fo:margin-bottom="0.35cm"/>
      <style:text-properties fo:font-size="16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21" style:family="paragraph">
      <style:paragraph-properties fo:text-align="center"/>
    </style:style>
    <style:style style:name="T1" style:family="text">
      <style:text-properties style:font-name="Inter" fo:font-size="16pt"/>
    </style:style>
    <style:style style:name="T2" style:family="text">
      <style:text-properties style:font-name="Inter" fo:font-size="12pt"/>
    </style:style>
    <style:style style:name="T3" style:family="text">
      <style:text-properties style:font-name="Inter" fo:font-size="8pt"/>
    </style:style>
    <style:style style:name="T4" style:family="text">
      <style:text-properties fo:color="#00b171" loext:opacity="100%" style:font-name="Ubuntu Mono1" fo:font-size="16pt"/>
    </style:style>
    <style:style style:name="T5" style:family="text">
      <style:text-properties fo:color="#00b171" loext:opacity="100%" style:font-name="Ubuntu Mono2" fo:font-size="12pt"/>
    </style:style>
    <style:style style:name="T6" style:family="text">
      <style:text-properties fo:color="#00b171" loext:opacity="100%" style:font-name="Ubuntu Mono2" fo:font-size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Inter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nter" fo:font-size="2pt" style:font-size-asian="2pt" style:font-size-complex="2pt"/>
    </style:style>
    <style:style style:name="T9" style:family="text">
      <style:text-properties style:font-name="Inte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Inter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635cm" svg:height="0.635cm" svg:x="5.008cm" svg:y="1.5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635cm" svg:height="0.635cm" svg:x="7.008cm" svg:y="3.50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635cm" svg:height="0.635cm" svg:x="3.008cm" svg:y="3.50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635cm" svg:height="0.635cm" svg:x="4.008cm" svg:y="5.50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635cm" svg:height="0.635cm" svg:x="2.008cm" svg:y="5.50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635cm" svg:height="0.635cm" svg:x="8.008cm" svg:y="5.50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635cm" svg:height="0.635cm" svg:x="6.008cm" svg:y="5.50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0.635cm" svg:height="0.635cm" svg:x="3.508cm" svg:y="7.508cm">
          <text:p text:style-name="P3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635cm" svg:height="0.635cm" svg:x="1.508cm" svg:y="7.50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0.635cm" svg:height="0.635cm" svg:x="7.508cm" svg:y="7.508cm">
          <text:p text:style-name="P3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0.635cm" svg:height="0.635cm" svg:x="5.508cm" svg:y="7.508cm">
          <text:p text:style-name="P3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0.635cm" svg:height="0.635cm" svg:x="4.508cm" svg:y="7.508cm">
          <text:p text:style-name="P3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635cm" svg:height="0.635cm" svg:x="2.508cm" svg:y="7.50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0.635cm" svg:height="0.635cm" svg:x="8.508cm" svg:y="7.508cm">
          <text:p text:style-name="P3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0.635cm" svg:height="0.635cm" svg:x="6.508cm" svg:y="7.508cm">
          <text:p text:style-name="P3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5.101cm" svg:y1="2.05cm" svg:x2="3.326cm" svg:y2="3.508cm" draw:start-shape="id1" draw:start-glue-point="7" draw:end-shape="id2" draw:end-glue-point="4" svg:d="M5101 2050l-1775 1458" svg:viewBox="0 0 1776 1459">
          <text:p/>
        </draw:connector>
        <draw:connector draw:style-name="gr4" draw:text-style-name="P5" draw:layer="layout" draw:type="line" svg:x1="5.55cm" svg:y1="2.05cm" svg:x2="7.326cm" svg:y2="3.508cm" draw:start-shape="id1" draw:start-glue-point="9" draw:end-shape="id3" draw:end-glue-point="4" svg:d="M5550 2050l1776 1458" svg:viewBox="0 0 1777 1459">
          <text:p/>
        </draw:connector>
        <draw:connector draw:style-name="gr4" draw:text-style-name="P5" draw:layer="layout" draw:type="line" svg:x1="3.101cm" svg:y1="4.05cm" svg:x2="2.326cm" svg:y2="5.508cm" draw:start-shape="id2" draw:start-glue-point="7" draw:end-shape="id4" draw:end-glue-point="4" svg:d="M3101 4050l-775 1458" svg:viewBox="0 0 776 1459">
          <text:p/>
        </draw:connector>
        <draw:connector draw:style-name="gr4" draw:text-style-name="P5" draw:layer="layout" draw:type="line" svg:x1="3.55cm" svg:y1="4.05cm" svg:x2="4.326cm" svg:y2="5.508cm" draw:start-shape="id2" draw:start-glue-point="9" draw:end-shape="id5" draw:end-glue-point="4" svg:d="M3550 4050l776 1458" svg:viewBox="0 0 777 1459">
          <text:p/>
        </draw:connector>
        <draw:connector draw:style-name="gr4" draw:text-style-name="P5" draw:layer="layout" draw:type="line" svg:x1="7.101cm" svg:y1="4.05cm" svg:x2="6.326cm" svg:y2="5.508cm" draw:start-shape="id3" draw:start-glue-point="7" draw:end-shape="id6" draw:end-glue-point="4" svg:d="M7101 4050l-775 1458" svg:viewBox="0 0 776 1459">
          <text:p/>
        </draw:connector>
        <draw:connector draw:style-name="gr4" draw:text-style-name="P5" draw:layer="layout" draw:type="line" svg:x1="7.55cm" svg:y1="4.05cm" svg:x2="8.326cm" svg:y2="5.508cm" draw:start-shape="id3" draw:start-glue-point="9" draw:end-shape="id7" draw:end-glue-point="4" svg:d="M7550 4050l776 1458" svg:viewBox="0 0 777 1459">
          <text:p/>
        </draw:connector>
        <draw:connector draw:style-name="gr4" draw:text-style-name="P5" draw:layer="layout" draw:type="line" svg:x1="2.101cm" svg:y1="6.05cm" svg:x2="1.826cm" svg:y2="7.508cm" draw:start-shape="id4" draw:start-glue-point="7" draw:end-shape="id8" draw:end-glue-point="4" svg:d="M2101 6050l-275 1458" svg:viewBox="0 0 276 1459">
          <text:p/>
        </draw:connector>
        <draw:connector draw:style-name="gr4" draw:text-style-name="P5" draw:layer="layout" draw:type="line" svg:x1="2.55cm" svg:y1="6.05cm" svg:x2="2.826cm" svg:y2="7.508cm" draw:start-shape="id4" draw:start-glue-point="9" draw:end-shape="id9" draw:end-glue-point="4" svg:d="M2550 6050l276 1458" svg:viewBox="0 0 277 1459">
          <text:p/>
        </draw:connector>
        <draw:connector draw:style-name="gr4" draw:text-style-name="P5" draw:layer="layout" draw:type="line" svg:x1="6.101cm" svg:y1="6.05cm" svg:x2="5.826cm" svg:y2="7.508cm" draw:start-shape="id6" draw:start-glue-point="7" draw:end-shape="id10" draw:end-glue-point="4" svg:d="M6101 6050l-275 1458" svg:viewBox="0 0 276 1459">
          <text:p/>
        </draw:connector>
        <draw:connector draw:style-name="gr4" draw:text-style-name="P5" draw:layer="layout" draw:type="line" svg:x1="6.55cm" svg:y1="6.05cm" svg:x2="6.826cm" svg:y2="7.508cm" draw:start-shape="id6" draw:start-glue-point="9" draw:end-shape="id11" draw:end-glue-point="4" svg:d="M6550 6050l276 1458" svg:viewBox="0 0 277 1459">
          <text:p/>
        </draw:connector>
        <draw:connector draw:style-name="gr4" draw:text-style-name="P5" draw:layer="layout" draw:type="line" svg:x1="4.101cm" svg:y1="6.05cm" svg:x2="3.826cm" svg:y2="7.508cm" draw:start-shape="id5" draw:start-glue-point="7" draw:end-shape="id12" draw:end-glue-point="4" svg:d="M4101 6050l-275 1458" svg:viewBox="0 0 276 1459">
          <text:p/>
        </draw:connector>
        <draw:connector draw:style-name="gr4" draw:text-style-name="P5" draw:layer="layout" draw:type="line" svg:x1="4.55cm" svg:y1="6.05cm" svg:x2="4.826cm" svg:y2="7.508cm" draw:start-shape="id5" draw:start-glue-point="9" draw:end-shape="id13" draw:end-glue-point="4" svg:d="M4550 6050l276 1458" svg:viewBox="0 0 277 1459">
          <text:p/>
        </draw:connector>
        <draw:connector draw:style-name="gr4" draw:text-style-name="P5" draw:layer="layout" draw:type="line" svg:x1="8.101cm" svg:y1="6.05cm" svg:x2="7.826cm" svg:y2="7.508cm" draw:start-shape="id7" draw:start-glue-point="7" draw:end-shape="id14" draw:end-glue-point="4" svg:d="M8101 6050l-275 1458" svg:viewBox="0 0 276 1459">
          <text:p/>
        </draw:connector>
        <draw:connector draw:style-name="gr4" draw:text-style-name="P5" draw:layer="layout" draw:type="line" svg:x1="8.55cm" svg:y1="6.05cm" svg:x2="8.826cm" svg:y2="7.508cm" draw:start-shape="id7" draw:start-glue-point="9" draw:end-shape="id15" draw:end-glue-point="4" svg:d="M8550 6050l276 1458" svg:viewBox="0 0 277 1459">
          <text:p/>
        </draw:connector>
        <draw:custom-shape draw:style-name="gr2" draw:text-style-name="P2" xml:id="id16" draw:id="id16" draw:layer="layout" svg:width="0.635cm" svg:height="0.635cm" svg:x="5.008cm" svg:y="9.5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635cm" svg:height="0.635cm" svg:x="7.008cm" svg:y="11.50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635cm" svg:height="0.635cm" svg:x="3.008cm" svg:y="11.50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635cm" svg:height="0.635cm" svg:x="8.008cm" svg:y="13.50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635cm" svg:height="0.635cm" svg:x="6.008cm" svg:y="13.50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1" draw:id="id21" draw:layer="layout" svg:width="0.635cm" svg:height="0.635cm" svg:x="7.508cm" svg:y="15.508cm">
          <text:p text:style-name="P3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2" draw:id="id22" draw:layer="layout" svg:width="0.635cm" svg:height="0.635cm" svg:x="8.508cm" svg:y="15.508cm">
          <text:p text:style-name="P3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5.101cm" svg:y1="10.05cm" svg:x2="3.326cm" svg:y2="11.508cm" draw:start-shape="id16" draw:start-glue-point="7" draw:end-shape="id17" draw:end-glue-point="4" svg:d="M5101 10050l-1775 1458" svg:viewBox="0 0 1776 1459">
          <text:p/>
        </draw:connector>
        <draw:connector draw:style-name="gr4" draw:text-style-name="P5" draw:layer="layout" draw:type="line" svg:x1="5.55cm" svg:y1="10.05cm" svg:x2="7.326cm" svg:y2="11.508cm" draw:start-shape="id16" draw:start-glue-point="9" draw:end-shape="id18" draw:end-glue-point="4" svg:d="M5550 10050l1776 1458" svg:viewBox="0 0 1777 1459">
          <text:p/>
        </draw:connector>
        <draw:connector draw:style-name="gr4" draw:text-style-name="P5" draw:layer="layout" draw:type="line" svg:x1="7.101cm" svg:y1="12.05cm" svg:x2="6.326cm" svg:y2="13.508cm" draw:start-shape="id18" draw:start-glue-point="7" draw:end-shape="id19" draw:end-glue-point="4" svg:d="M7101 12050l-775 1458" svg:viewBox="0 0 776 1459">
          <text:p/>
        </draw:connector>
        <draw:connector draw:style-name="gr4" draw:text-style-name="P5" draw:layer="layout" draw:type="line" svg:x1="7.55cm" svg:y1="12.05cm" svg:x2="8.326cm" svg:y2="13.508cm" draw:start-shape="id18" draw:start-glue-point="9" draw:end-shape="id20" draw:end-glue-point="4" svg:d="M7550 12050l776 1458" svg:viewBox="0 0 777 1459">
          <text:p/>
        </draw:connector>
        <draw:connector draw:style-name="gr4" draw:text-style-name="P5" draw:layer="layout" draw:type="line" svg:x1="8.101cm" svg:y1="14.05cm" svg:x2="7.826cm" svg:y2="15.508cm" draw:start-shape="id20" draw:start-glue-point="7" draw:end-shape="id21" draw:end-glue-point="4" svg:d="M8101 14050l-275 1458" svg:viewBox="0 0 276 1459">
          <text:p/>
        </draw:connector>
        <draw:connector draw:style-name="gr4" draw:text-style-name="P5" draw:layer="layout" draw:type="line" svg:x1="8.55cm" svg:y1="14.05cm" svg:x2="8.826cm" svg:y2="15.508cm" draw:start-shape="id20" draw:start-glue-point="9" draw:end-shape="id22" draw:end-glue-point="4" svg:d="M8550 14050l276 1458" svg:viewBox="0 0 277 1459">
          <text:p/>
        </draw:connector>
        <draw:custom-shape draw:style-name="gr3" draw:text-style-name="P4" xml:id="id23" draw:id="id23" draw:layer="layout" svg:width="0.635cm" svg:height="0.635cm" svg:x="8.008cm" svg:y="17.509cm">
          <text:p text:style-name="P3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4" draw:id="id24" draw:layer="layout" svg:width="0.635cm" svg:height="0.635cm" svg:x="9.008cm" svg:y="17.509cm">
          <text:p text:style-name="P3"><text:span text:style-name="T2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8.601cm" svg:y1="16.051cm" svg:x2="8.326cm" svg:y2="17.509cm" draw:end-shape="id23" draw:end-glue-point="4" svg:d="M8601 16051l-275 1458" svg:viewBox="0 0 276 1459">
          <text:p/>
        </draw:connector>
        <draw:connector draw:style-name="gr4" draw:text-style-name="P5" draw:layer="layout" draw:type="line" svg:x1="9.05cm" svg:y1="16.051cm" svg:x2="9.326cm" svg:y2="17.509cm" draw:end-shape="id24" draw:end-glue-point="4" svg:d="M9050 16051l276 1458" svg:viewBox="0 0 277 1459">
          <text:p/>
        </draw:connector>
        <draw:custom-shape draw:style-name="gr3" draw:text-style-name="P4" xml:id="id25" draw:id="id25" draw:layer="layout" svg:width="0.635cm" svg:height="0.635cm" svg:x="8.508cm" svg:y="19.509cm">
          <text:p text:style-name="P3"><text:span text:style-name="T2">6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6" draw:id="id26" draw:layer="layout" svg:width="0.635cm" svg:height="0.635cm" svg:x="9.508cm" svg:y="19.509cm">
          <text:p text:style-name="P3"><text:span text:style-name="T2">6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9.101cm" svg:y1="18.051cm" svg:x2="8.826cm" svg:y2="19.509cm" draw:end-shape="id25" draw:end-glue-point="4" svg:d="M9101 18051l-275 1458" svg:viewBox="0 0 276 1459">
          <text:p/>
        </draw:connector>
        <draw:connector draw:style-name="gr4" draw:text-style-name="P5" draw:layer="layout" draw:type="line" svg:x1="9.55cm" svg:y1="18.051cm" svg:x2="9.826cm" svg:y2="19.509cm" draw:end-shape="id26" draw:end-glue-point="4" svg:d="M9550 18051l276 1458" svg:viewBox="0 0 277 1459">
          <text:p/>
        </draw:connector>
        <draw:custom-shape draw:style-name="gr3" draw:text-style-name="P7" xml:id="id27" draw:id="id27" draw:layer="layout" svg:width="0.635cm" svg:height="0.635cm" svg:x="9.008cm" svg:y="21.509cm">
          <text:p text:style-name="P6"><text:span text:style-name="T3">1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8" draw:id="id28" draw:layer="layout" svg:width="0.635cm" svg:height="0.635cm" svg:x="10.008cm" svg:y="21.509cm">
          <text:p text:style-name="P6"><text:span text:style-name="T3">1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9.601cm" svg:y1="20.051cm" svg:x2="9.326cm" svg:y2="21.509cm" draw:end-shape="id27" draw:end-glue-point="4" svg:d="M9601 20051l-275 1458" svg:viewBox="0 0 276 1459">
          <text:p/>
        </draw:connector>
        <draw:connector draw:style-name="gr4" draw:text-style-name="P5" draw:layer="layout" draw:type="line" svg:x1="10.05cm" svg:y1="20.051cm" svg:x2="10.326cm" svg:y2="21.509cm" draw:end-shape="id28" draw:end-glue-point="4" svg:d="M10050 20051l276 1458" svg:viewBox="0 0 277 1459">
          <text:p/>
        </draw:connector>
        <draw:custom-shape draw:style-name="gr3" draw:text-style-name="P7" xml:id="id29" draw:id="id29" draw:layer="layout" svg:width="0.635cm" svg:height="0.635cm" svg:x="9.508cm" svg:y="23.509cm">
          <text:p text:style-name="P6"><text:span text:style-name="T3">25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0" draw:id="id30" draw:layer="layout" svg:width="0.635cm" svg:height="0.635cm" svg:x="10.508cm" svg:y="23.509cm">
          <text:p text:style-name="P6"><text:span text:style-name="T3">2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" svg:x1="10.101cm" svg:y1="22.051cm" svg:x2="9.826cm" svg:y2="23.509cm" draw:end-shape="id29" draw:end-glue-point="4" svg:d="M10101 22051l-275 1458" svg:viewBox="0 0 276 1459">
          <text:p/>
        </draw:connector>
        <draw:connector draw:style-name="gr4" draw:text-style-name="P8" draw:layer="layout" draw:type="line" svg:x1="10.55cm" svg:y1="22.051cm" svg:x2="10.826cm" svg:y2="23.509cm" draw:end-shape="id30" draw:end-glue-point="4" svg:d="M10550 22051l276 1458" svg:viewBox="0 0 277 1459">
          <text:p/>
        </draw:connector>
        <draw:custom-shape draw:style-name="gr2" draw:text-style-name="P9" xml:id="id31" draw:id="id31" draw:layer="layout" svg:width="0.635cm" svg:height="0.635cm" svg:x="13.008cm" svg:y="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3" draw:id="id33" draw:layer="layout" svg:width="0.635cm" svg:height="0.635cm" svg:x="15.008cm" svg:y="1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32" draw:id="id32" draw:layer="layout" svg:width="0.635cm" svg:height="0.635cm" svg:x="11.008cm" svg:y="11.508cm">
          <text:p text:style-name="P10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5" draw:id="id35" draw:layer="layout" svg:width="0.635cm" svg:height="0.635cm" svg:x="16.008cm" svg:y="13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34" draw:id="id34" draw:layer="layout" svg:width="0.635cm" svg:height="0.635cm" svg:x="14.008cm" svg:y="13.508cm">
          <text:p text:style-name="P10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6" draw:id="id36" draw:layer="layout" svg:width="0.635cm" svg:height="0.635cm" svg:x="15.508cm" svg:y="15.508cm">
          <text:p text:style-name="P10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37" draw:id="id37" draw:layer="layout" svg:width="0.635cm" svg:height="0.635cm" svg:x="16.508cm" svg:y="1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2" draw:layer="layout" draw:type="line" svg:x1="13.101cm" svg:y1="10.05cm" svg:x2="11.326cm" svg:y2="11.508cm" draw:start-shape="id31" draw:start-glue-point="7" draw:end-shape="id32" draw:end-glue-point="4" svg:d="M13101 10050l-1775 1458" svg:viewBox="0 0 1776 1459">
          <text:p/>
        </draw:connector>
        <draw:connector draw:style-name="gr4" draw:text-style-name="P12" draw:layer="layout" draw:type="line" svg:x1="13.55cm" svg:y1="10.05cm" svg:x2="15.326cm" svg:y2="11.508cm" draw:start-shape="id31" draw:start-glue-point="9" draw:end-shape="id33" draw:end-glue-point="4" svg:d="M13550 10050l1776 1458" svg:viewBox="0 0 1777 1459">
          <text:p/>
        </draw:connector>
        <draw:connector draw:style-name="gr4" draw:text-style-name="P12" draw:layer="layout" draw:type="line" svg:x1="15.101cm" svg:y1="12.05cm" svg:x2="14.326cm" svg:y2="13.508cm" draw:start-shape="id33" draw:start-glue-point="7" draw:end-shape="id34" draw:end-glue-point="4" svg:d="M15101 12050l-775 1458" svg:viewBox="0 0 776 1459">
          <text:p/>
        </draw:connector>
        <draw:connector draw:style-name="gr4" draw:text-style-name="P12" draw:layer="layout" draw:type="line" svg:x1="15.55cm" svg:y1="12.05cm" svg:x2="16.326cm" svg:y2="13.508cm" draw:start-shape="id33" draw:start-glue-point="9" draw:end-shape="id35" draw:end-glue-point="4" svg:d="M15550 12050l776 1458" svg:viewBox="0 0 777 1459">
          <text:p/>
        </draw:connector>
        <draw:connector draw:style-name="gr4" draw:text-style-name="P12" draw:layer="layout" draw:type="line" svg:x1="16.101cm" svg:y1="14.05cm" svg:x2="15.826cm" svg:y2="15.508cm" draw:start-shape="id35" draw:start-glue-point="7" draw:end-shape="id36" draw:end-glue-point="4" svg:d="M16101 14050l-275 1458" svg:viewBox="0 0 276 1459">
          <text:p/>
        </draw:connector>
        <draw:connector draw:style-name="gr4" draw:text-style-name="P12" draw:layer="layout" draw:type="line" svg:x1="16.55cm" svg:y1="14.05cm" svg:x2="16.826cm" svg:y2="15.508cm" draw:start-shape="id35" draw:start-glue-point="9" draw:end-shape="id37" draw:end-glue-point="4" svg:d="M16550 14050l276 1458" svg:viewBox="0 0 277 1459">
          <text:p/>
        </draw:connector>
        <draw:custom-shape draw:style-name="gr6" draw:text-style-name="P11" xml:id="id38" draw:id="id38" draw:layer="layout" svg:width="0.635cm" svg:height="0.635cm" svg:x="16.008cm" svg:y="17.509cm">
          <text:p text:style-name="P10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9" draw:id="id39" draw:layer="layout" svg:width="0.635cm" svg:height="0.635cm" svg:x="17.008cm" svg:y="17.509cm">
          <text:p text:style-name="P10"><text:span text:style-name="T4">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2" draw:layer="layout" draw:type="line" svg:x1="16.601cm" svg:y1="16.051cm" svg:x2="16.326cm" svg:y2="17.509cm" draw:end-shape="id38" draw:end-glue-point="4" svg:d="M16601 16051l-275 1458" svg:viewBox="0 0 276 1459">
          <text:p/>
        </draw:connector>
        <draw:connector draw:style-name="gr4" draw:text-style-name="P12" draw:layer="layout" draw:type="line" svg:x1="17.05cm" svg:y1="16.051cm" svg:x2="17.326cm" svg:y2="17.509cm" draw:end-shape="id39" draw:end-glue-point="4" svg:d="M17050 16051l276 1458" svg:viewBox="0 0 277 1459">
          <text:p/>
        </draw:connector>
      </draw:page>
      <draw:page draw:name="page2" draw:style-name="dp1" draw:master-page-name="Default">
        <draw:custom-shape draw:style-name="gr7" draw:text-style-name="P2" xml:id="id40" draw:id="id40" draw:layer="layout" svg:width="0.635cm" svg:height="0.635cm" svg:x="5.008cm" svg:y="1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2" draw:id="id42" draw:layer="layout" svg:width="0.635cm" svg:height="0.635cm" svg:x="7.008cm" svg:y="3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1" draw:id="id41" draw:layer="layout" svg:width="0.635cm" svg:height="0.635cm" svg:x="3.008cm" svg:y="3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4" draw:id="id44" draw:layer="layout" svg:width="0.635cm" svg:height="0.635cm" svg:x="4.008cm" svg:y="5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3" draw:id="id43" draw:layer="layout" svg:width="0.635cm" svg:height="0.635cm" svg:x="2.008cm" svg:y="5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6" draw:id="id46" draw:layer="layout" svg:width="0.635cm" svg:height="0.635cm" svg:x="8.008cm" svg:y="5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5" draw:id="id45" draw:layer="layout" svg:width="0.635cm" svg:height="0.635cm" svg:x="6.008cm" svg:y="5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51" draw:id="id51" draw:layer="layout" svg:width="0.635cm" svg:height="0.635cm" svg:x="3.508cm" svg:y="7.508cm">
          <text:p text:style-name="P13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47" draw:id="id47" draw:layer="layout" svg:width="0.635cm" svg:height="0.635cm" svg:x="1.508cm" svg:y="7.508cm">
          <text:p text:style-name="P15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53" draw:id="id53" draw:layer="layout" svg:width="0.635cm" svg:height="0.635cm" svg:x="7.508cm" svg:y="7.508cm">
          <text:p text:style-name="P13"><text:span text:style-name="T5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49" draw:id="id49" draw:layer="layout" svg:width="0.635cm" svg:height="0.635cm" svg:x="5.508cm" svg:y="7.508cm">
          <text:p text:style-name="P13"><text:span text:style-name="T5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52" draw:id="id52" draw:layer="layout" svg:width="0.635cm" svg:height="0.635cm" svg:x="4.508cm" svg:y="7.508cm">
          <text:p text:style-name="P13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48" draw:id="id48" draw:layer="layout" svg:width="0.635cm" svg:height="0.635cm" svg:x="2.508cm" svg:y="7.508cm">
          <text:p text:style-name="P15"><text:span text:style-name="T6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54" draw:id="id54" draw:layer="layout" svg:width="0.635cm" svg:height="0.635cm" svg:x="8.508cm" svg:y="7.508cm">
          <text:p text:style-name="P13"><text:span text:style-name="T5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50" draw:id="id50" draw:layer="layout" svg:width="0.635cm" svg:height="0.635cm" svg:x="6.508cm" svg:y="7.508cm">
          <text:p text:style-name="P13"><text:span text:style-name="T5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5.101cm" svg:y1="2.05cm" svg:x2="3.326cm" svg:y2="3.508cm" draw:start-shape="id40" draw:start-glue-point="7" draw:end-shape="id41" draw:end-glue-point="4" svg:d="M5101 2050l-1775 1458" svg:viewBox="0 0 1776 1459">
          <text:p/>
        </draw:connector>
        <draw:connector draw:style-name="gr4" draw:text-style-name="P5" draw:layer="layout" draw:type="line" svg:x1="5.55cm" svg:y1="2.05cm" svg:x2="7.326cm" svg:y2="3.508cm" draw:start-shape="id40" draw:start-glue-point="9" draw:end-shape="id42" draw:end-glue-point="4" svg:d="M5550 2050l1776 1458" svg:viewBox="0 0 1777 1459">
          <text:p/>
        </draw:connector>
        <draw:connector draw:style-name="gr4" draw:text-style-name="P5" draw:layer="layout" draw:type="line" svg:x1="3.101cm" svg:y1="4.05cm" svg:x2="2.326cm" svg:y2="5.508cm" draw:start-shape="id41" draw:start-glue-point="7" draw:end-shape="id43" draw:end-glue-point="4" svg:d="M3101 4050l-775 1458" svg:viewBox="0 0 776 1459">
          <text:p/>
        </draw:connector>
        <draw:connector draw:style-name="gr4" draw:text-style-name="P5" draw:layer="layout" draw:type="line" svg:x1="3.55cm" svg:y1="4.05cm" svg:x2="4.326cm" svg:y2="5.508cm" draw:start-shape="id41" draw:start-glue-point="9" draw:end-shape="id44" draw:end-glue-point="4" svg:d="M3550 4050l776 1458" svg:viewBox="0 0 777 1459">
          <text:p/>
        </draw:connector>
        <draw:connector draw:style-name="gr4" draw:text-style-name="P5" draw:layer="layout" draw:type="line" svg:x1="7.101cm" svg:y1="4.05cm" svg:x2="6.326cm" svg:y2="5.508cm" draw:start-shape="id42" draw:start-glue-point="7" draw:end-shape="id45" draw:end-glue-point="4" svg:d="M7101 4050l-775 1458" svg:viewBox="0 0 776 1459">
          <text:p/>
        </draw:connector>
        <draw:connector draw:style-name="gr4" draw:text-style-name="P5" draw:layer="layout" draw:type="line" svg:x1="7.55cm" svg:y1="4.05cm" svg:x2="8.326cm" svg:y2="5.508cm" draw:start-shape="id42" draw:start-glue-point="9" draw:end-shape="id46" draw:end-glue-point="4" svg:d="M7550 4050l776 1458" svg:viewBox="0 0 777 1459">
          <text:p/>
        </draw:connector>
        <draw:connector draw:style-name="gr4" draw:text-style-name="P5" draw:layer="layout" draw:type="line" svg:x1="2.101cm" svg:y1="6.05cm" svg:x2="1.826cm" svg:y2="7.508cm" draw:start-shape="id43" draw:start-glue-point="7" draw:end-shape="id47" draw:end-glue-point="4" svg:d="M2101 6050l-275 1458" svg:viewBox="0 0 276 1459">
          <text:p/>
        </draw:connector>
        <draw:connector draw:style-name="gr4" draw:text-style-name="P5" draw:layer="layout" draw:type="line" svg:x1="2.55cm" svg:y1="6.05cm" svg:x2="2.826cm" svg:y2="7.508cm" draw:start-shape="id43" draw:start-glue-point="9" draw:end-shape="id48" draw:end-glue-point="4" svg:d="M2550 6050l276 1458" svg:viewBox="0 0 277 1459">
          <text:p/>
        </draw:connector>
        <draw:connector draw:style-name="gr4" draw:text-style-name="P5" draw:layer="layout" draw:type="line" svg:x1="6.101cm" svg:y1="6.05cm" svg:x2="5.826cm" svg:y2="7.508cm" draw:start-shape="id45" draw:start-glue-point="7" draw:end-shape="id49" draw:end-glue-point="4" svg:d="M6101 6050l-275 1458" svg:viewBox="0 0 276 1459">
          <text:p/>
        </draw:connector>
        <draw:connector draw:style-name="gr4" draw:text-style-name="P5" draw:layer="layout" draw:type="line" svg:x1="6.55cm" svg:y1="6.05cm" svg:x2="6.826cm" svg:y2="7.508cm" draw:start-shape="id45" draw:start-glue-point="9" draw:end-shape="id50" draw:end-glue-point="4" svg:d="M6550 6050l276 1458" svg:viewBox="0 0 277 1459">
          <text:p/>
        </draw:connector>
        <draw:connector draw:style-name="gr4" draw:text-style-name="P5" draw:layer="layout" draw:type="line" svg:x1="4.101cm" svg:y1="6.05cm" svg:x2="3.826cm" svg:y2="7.508cm" draw:start-shape="id44" draw:start-glue-point="7" draw:end-shape="id51" draw:end-glue-point="4" svg:d="M4101 6050l-275 1458" svg:viewBox="0 0 276 1459">
          <text:p/>
        </draw:connector>
        <draw:connector draw:style-name="gr4" draw:text-style-name="P5" draw:layer="layout" draw:type="line" svg:x1="4.55cm" svg:y1="6.05cm" svg:x2="4.826cm" svg:y2="7.508cm" draw:start-shape="id44" draw:start-glue-point="9" draw:end-shape="id52" draw:end-glue-point="4" svg:d="M4550 6050l276 1458" svg:viewBox="0 0 277 1459">
          <text:p/>
        </draw:connector>
        <draw:connector draw:style-name="gr4" draw:text-style-name="P5" draw:layer="layout" draw:type="line" svg:x1="8.101cm" svg:y1="6.05cm" svg:x2="7.826cm" svg:y2="7.508cm" draw:start-shape="id46" draw:start-glue-point="7" draw:end-shape="id53" draw:end-glue-point="4" svg:d="M8101 6050l-275 1458" svg:viewBox="0 0 276 1459">
          <text:p/>
        </draw:connector>
        <draw:connector draw:style-name="gr4" draw:text-style-name="P5" draw:layer="layout" draw:type="line" svg:x1="8.55cm" svg:y1="6.05cm" svg:x2="8.826cm" svg:y2="7.508cm" draw:start-shape="id46" draw:start-glue-point="9" draw:end-shape="id54" draw:end-glue-point="4" svg:d="M8550 6050l276 1458" svg:viewBox="0 0 277 1459">
          <text:p/>
        </draw:connector>
        <draw:custom-shape draw:style-name="gr8" draw:text-style-name="P14" xml:id="id55" draw:id="id55" draw:layer="layout" svg:width="8.572cm" svg:height="0.635cm" svg:x="1.2cm" svg:y="9.508cm">
          <text:p text:style-name="P13"><text:span text:style-name="T5">[[[8 9] [10 11]] [[12 13] [14 15]]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57" draw:id="id57" draw:layer="layout" svg:width="4.127cm" svg:height="0.635cm" svg:x="5.645cm" svg:y="11.508cm">
          <text:p text:style-name="P13"><text:span text:style-name="T5">[[12 13] [14 15]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56" draw:id="id56" draw:layer="layout" svg:width="4.127cm" svg:height="0.635cm" svg:x="1.2cm" svg:y="11.508cm">
          <text:p text:style-name="P13"><text:span text:style-name="T5">[[8 9] [10 11]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9" draw:id="id59" draw:layer="layout" svg:width="1.587cm" svg:height="0.635cm" svg:x="3.74cm" svg:y="13.508cm">
          <text:p text:style-name="P13"><text:span text:style-name="T5">[10 11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58" draw:id="id58" draw:layer="layout" svg:width="1.27cm" svg:height="0.635cm" svg:x="1.835cm" svg:y="13.508cm">
          <text:p text:style-name="P13"><text:span text:style-name="T5">[8 9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61" draw:id="id61" draw:layer="layout" svg:width="1.588cm" svg:height="0.529cm" svg:x="7.667cm" svg:y="13.56cm">
          <text:p text:style-name="P13"><text:span text:style-name="T5">[14 15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0" draw:id="id60" draw:layer="layout" svg:width="1.587cm" svg:height="0.635cm" svg:x="5.645cm" svg:y="13.508cm">
          <text:p text:style-name="P13"><text:span text:style-name="T5">[12 13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66" draw:id="id66" draw:layer="layout" svg:width="0.635cm" svg:height="0.635cm" svg:x="3.679cm" svg:y="15.508cm">
          <text:p text:style-name="P13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xml:id="id62" draw:id="id62" draw:layer="layout" svg:width="0.635cm" svg:height="0.635cm" svg:x="1.679cm" svg:y="15.508cm">
          <text:p text:style-name="P13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68" draw:id="id68" draw:layer="layout" svg:width="0.635cm" svg:height="0.635cm" svg:x="7.679cm" svg:y="15.508cm">
          <text:p text:style-name="P13"><text:span text:style-name="T5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64" draw:id="id64" draw:layer="layout" svg:width="0.635cm" svg:height="0.635cm" svg:x="5.679cm" svg:y="15.508cm">
          <text:p text:style-name="P13"><text:span text:style-name="T5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67" draw:id="id67" draw:layer="layout" svg:width="0.635cm" svg:height="0.635cm" svg:x="4.679cm" svg:y="15.508cm">
          <text:p text:style-name="P13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xml:id="id63" draw:id="id63" draw:layer="layout" svg:width="0.635cm" svg:height="0.635cm" svg:x="2.679cm" svg:y="15.508cm">
          <text:p text:style-name="P13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69" draw:id="id69" draw:layer="layout" svg:width="0.635cm" svg:height="0.635cm" svg:x="8.679cm" svg:y="15.508cm">
          <text:p text:style-name="P13"><text:span text:style-name="T5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65" draw:id="id65" draw:layer="layout" svg:width="0.635cm" svg:height="0.635cm" svg:x="6.679cm" svg:y="15.508cm">
          <text:p text:style-name="P13"><text:span text:style-name="T5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455cm" svg:y1="10.05cm" svg:x2="3.264cm" svg:y2="11.508cm" draw:start-shape="id55" draw:start-glue-point="7" draw:end-shape="id56" draw:end-glue-point="4" svg:d="M2455 10050l809 1458" svg:viewBox="0 0 810 1459">
          <text:p/>
        </draw:connector>
        <draw:connector draw:style-name="gr4" draw:text-style-name="P5" draw:layer="layout" draw:type="line" svg:x1="8.517cm" svg:y1="10.05cm" svg:x2="7.709cm" svg:y2="11.508cm" draw:start-shape="id55" draw:start-glue-point="9" draw:end-shape="id57" draw:end-glue-point="4" svg:d="M8517 10050l-808 1458" svg:viewBox="0 0 809 1459">
          <text:p/>
        </draw:connector>
        <draw:connector draw:style-name="gr4" draw:text-style-name="P5" draw:layer="layout" draw:type="line" svg:x1="1.804cm" svg:y1="12.05cm" svg:x2="2.47cm" svg:y2="13.508cm" draw:start-shape="id56" draw:start-glue-point="7" draw:end-shape="id58" draw:end-glue-point="4" svg:d="M1804 12050l666 1458" svg:viewBox="0 0 667 1459">
          <text:p/>
        </draw:connector>
        <draw:connector draw:style-name="gr4" draw:text-style-name="P5" draw:layer="layout" draw:type="line" svg:x1="4.723cm" svg:y1="12.05cm" svg:x2="4.534cm" svg:y2="13.508cm" draw:start-shape="id56" draw:start-glue-point="9" draw:end-shape="id59" draw:end-glue-point="4" svg:d="M4723 12050l-189 1458" svg:viewBox="0 0 190 1459">
          <text:p/>
        </draw:connector>
        <draw:connector draw:style-name="gr4" draw:text-style-name="P5" draw:layer="layout" draw:type="line" svg:x1="6.249cm" svg:y1="12.05cm" svg:x2="6.439cm" svg:y2="13.508cm" draw:start-shape="id57" draw:start-glue-point="7" draw:end-shape="id60" draw:end-glue-point="4" svg:d="M6249 12050l190 1458" svg:viewBox="0 0 191 1459">
          <text:p/>
        </draw:connector>
        <draw:connector draw:style-name="gr4" draw:text-style-name="P5" draw:layer="layout" draw:type="line" svg:x1="9.168cm" svg:y1="12.05cm" svg:x2="8.461cm" svg:y2="13.56cm" draw:start-shape="id57" draw:start-glue-point="9" draw:end-shape="id61" draw:end-glue-point="4" svg:d="M9168 12050l-707 1510" svg:viewBox="0 0 708 1511">
          <text:p/>
        </draw:connector>
        <draw:connector draw:style-name="gr4" draw:text-style-name="P5" draw:layer="layout" draw:type="line" svg:x1="2.021cm" svg:y1="14.05cm" svg:x2="1.997cm" svg:y2="15.508cm" draw:start-shape="id58" draw:start-glue-point="7" draw:end-shape="id62" draw:end-glue-point="4" svg:d="M2021 14050l-24 1458" svg:viewBox="0 0 25 1459">
          <text:p/>
        </draw:connector>
        <draw:connector draw:style-name="gr4" draw:text-style-name="P5" draw:layer="layout" draw:type="line" svg:x1="2.919cm" svg:y1="14.05cm" svg:x2="2.997cm" svg:y2="15.508cm" draw:start-shape="id58" draw:start-glue-point="9" draw:end-shape="id63" draw:end-glue-point="4" svg:d="M2919 14050l78 1458" svg:viewBox="0 0 79 1459">
          <text:p/>
        </draw:connector>
        <draw:connector draw:style-name="gr4" draw:text-style-name="P5" draw:layer="layout" draw:type="line" svg:x1="5.877cm" svg:y1="14.05cm" svg:x2="5.997cm" svg:y2="15.508cm" draw:start-shape="id60" draw:start-glue-point="7" draw:end-shape="id64" draw:end-glue-point="4" svg:d="M5877 14050l120 1458" svg:viewBox="0 0 121 1459">
          <text:p/>
        </draw:connector>
        <draw:connector draw:style-name="gr4" draw:text-style-name="P5" draw:layer="layout" draw:type="line" svg:x1="7cm" svg:y1="14.05cm" svg:x2="6.997cm" svg:y2="15.508cm" draw:start-shape="id60" draw:start-glue-point="9" draw:end-shape="id65" draw:end-glue-point="4" svg:d="M7000 14050l-3 1458" svg:viewBox="0 0 4 1459">
          <text:p/>
        </draw:connector>
        <draw:connector draw:style-name="gr4" draw:text-style-name="P5" draw:layer="layout" draw:type="line" svg:x1="3.972cm" svg:y1="14.05cm" svg:x2="3.997cm" svg:y2="15.508cm" draw:start-shape="id59" draw:start-glue-point="7" draw:end-shape="id66" draw:end-glue-point="4" svg:d="M3972 14050l25 1458" svg:viewBox="0 0 26 1459">
          <text:p/>
        </draw:connector>
        <draw:connector draw:style-name="gr4" draw:text-style-name="P5" draw:layer="layout" draw:type="line" svg:x1="5.095cm" svg:y1="14.05cm" svg:x2="4.997cm" svg:y2="15.508cm" draw:start-shape="id59" draw:start-glue-point="9" draw:end-shape="id67" draw:end-glue-point="4" svg:d="M5095 14050l-98 1458" svg:viewBox="0 0 99 1459">
          <text:p/>
        </draw:connector>
        <draw:connector draw:style-name="gr4" draw:text-style-name="P5" draw:layer="layout" draw:type="line" svg:x1="7.899cm" svg:y1="14.012cm" svg:x2="7.997cm" svg:y2="15.508cm" draw:start-shape="id61" draw:start-glue-point="7" draw:end-shape="id68" draw:end-glue-point="4" svg:d="M7899 14012l98 1496" svg:viewBox="0 0 99 1497">
          <text:p/>
        </draw:connector>
        <draw:connector draw:style-name="gr4" draw:text-style-name="P5" draw:layer="layout" draw:type="line" svg:x1="9.023cm" svg:y1="14.012cm" svg:x2="8.997cm" svg:y2="15.508cm" draw:start-shape="id61" draw:start-glue-point="9" draw:end-shape="id69" draw:end-glue-point="4" svg:d="M9023 14012l-26 1496" svg:viewBox="0 0 27 1497">
          <text:p/>
        </draw:connector>
        <draw:custom-shape draw:style-name="gr3" draw:text-style-name="P2" xml:id="id70" draw:id="id70" draw:layer="layout" svg:width="0.635cm" svg:height="0.635cm" svg:x="15.008cm" svg:y="1.508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2" draw:id="id72" draw:layer="layout" svg:width="0.635cm" svg:height="0.635cm" svg:x="17.008cm" svg:y="3.508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1" draw:id="id71" draw:layer="layout" svg:width="0.635cm" svg:height="0.635cm" svg:x="13.008cm" svg:y="3.508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4" draw:id="id74" draw:layer="layout" svg:width="0.635cm" svg:height="0.635cm" svg:x="14.008cm" svg:y="5.508cm">
          <text:p text:style-name="P3"><text:span text:style-name="T7">-</text:span><text:span text:style-name="T8"> </text:span><text:span text:style-name="T2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3" draw:id="id73" draw:layer="layout" svg:width="0.635cm" svg:height="0.635cm" svg:x="12.008cm" svg:y="5.508cm">
          <text:p text:style-name="P3"><text:span text:style-name="T9">-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6" draw:id="id76" draw:layer="layout" svg:width="0.635cm" svg:height="0.635cm" svg:x="18.008cm" svg:y="5.508cm">
          <text:p text:style-name="P3"><text:span text:style-name="T9">+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5" draw:id="id75" draw:layer="layout" svg:width="0.635cm" svg:height="0.635cm" svg:x="16.008cm" svg:y="5.508cm">
          <text:p text:style-name="P3"><text:span text:style-name="T9">+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1" draw:id="id81" draw:layer="layout" svg:width="0.635cm" svg:height="0.635cm" svg:x="13.508cm" svg:y="7.508cm">
          <text:p text:style-name="P6"><text:span text:style-name="T10">-</text:span><text:span text:style-name="T8"> </text:span><text:span text:style-name="T3">&gt;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7" draw:id="id77" draw:layer="layout" svg:width="0.635cm" svg:height="0.635cm" svg:x="11.508cm" svg:y="7.508cm">
          <text:p text:style-name="P6"><text:span text:style-name="T3">-&lt;</text:span><text:span text:style-name="T8"> </text:span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3" draw:id="id83" draw:layer="layout" svg:width="0.635cm" svg:height="0.635cm" svg:x="17.508cm" svg:y="7.508cm">
          <text:p text:style-name="P6"><text:span text:style-name="T9">+&gt;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9" draw:id="id79" draw:layer="layout" svg:width="0.635cm" svg:height="0.635cm" svg:x="15.508cm" svg:y="7.508cm">
          <text:p text:style-name="P6"><text:span text:style-name="T10">+&lt;</text:span><text:span text:style-name="T8"> </text:span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2" draw:id="id82" draw:layer="layout" svg:width="0.635cm" svg:height="0.635cm" svg:x="14.508cm" svg:y="7.508cm">
          <text:p text:style-name="P6"><text:span text:style-name="T10">-</text:span><text:span text:style-name="T8"> </text:span><text:span text:style-name="T3">&gt;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8" draw:id="id78" draw:layer="layout" svg:width="0.635cm" svg:height="0.635cm" svg:x="12.508cm" svg:y="7.508cm">
          <text:p text:style-name="P6"><text:span text:style-name="T9">-&lt;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4" draw:id="id84" draw:layer="layout" svg:width="0.635cm" svg:height="0.635cm" svg:x="18.508cm" svg:y="7.508cm">
          <text:p text:style-name="P6"><text:span text:style-name="T9">+&gt;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0" draw:id="id80" draw:layer="layout" svg:width="0.635cm" svg:height="0.635cm" svg:x="16.508cm" svg:y="7.508cm">
          <text:p text:style-name="P6"><text:span text:style-name="T9">+&lt;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line" svg:x1="15.101cm" svg:y1="2.05cm" svg:x2="13.326cm" svg:y2="3.508cm" draw:start-shape="id70" draw:start-glue-point="7" draw:end-shape="id71" draw:end-glue-point="4" svg:d="M15101 2050l-1775 1458" svg:viewBox="0 0 1776 1459">
          <text:p/>
        </draw:connector>
        <draw:connector draw:style-name="gr13" draw:text-style-name="P5" draw:layer="layout" draw:type="line" svg:x1="15.55cm" svg:y1="2.05cm" svg:x2="17.326cm" svg:y2="3.508cm" draw:start-shape="id70" draw:start-glue-point="9" draw:end-shape="id72" draw:end-glue-point="4" svg:d="M15550 2050l1776 1458" svg:viewBox="0 0 1777 1459">
          <text:p/>
        </draw:connector>
        <draw:connector draw:style-name="gr13" draw:text-style-name="P5" draw:layer="layout" draw:type="line" svg:x1="13.101cm" svg:y1="4.05cm" svg:x2="12.326cm" svg:y2="5.508cm" draw:start-shape="id71" draw:start-glue-point="7" draw:end-shape="id73" draw:end-glue-point="4" svg:d="M13101 4050l-775 1458" svg:viewBox="0 0 776 1459">
          <text:p/>
        </draw:connector>
        <draw:connector draw:style-name="gr13" draw:text-style-name="P5" draw:layer="layout" draw:type="line" svg:x1="13.55cm" svg:y1="4.05cm" svg:x2="14.326cm" svg:y2="5.508cm" draw:start-shape="id71" draw:start-glue-point="9" draw:end-shape="id74" draw:end-glue-point="4" svg:d="M13550 4050l776 1458" svg:viewBox="0 0 777 1459">
          <text:p/>
        </draw:connector>
        <draw:connector draw:style-name="gr13" draw:text-style-name="P5" draw:layer="layout" draw:type="line" svg:x1="17.101cm" svg:y1="4.05cm" svg:x2="16.326cm" svg:y2="5.508cm" draw:start-shape="id72" draw:start-glue-point="7" draw:end-shape="id75" draw:end-glue-point="4" svg:d="M17101 4050l-775 1458" svg:viewBox="0 0 776 1459">
          <text:p/>
        </draw:connector>
        <draw:connector draw:style-name="gr13" draw:text-style-name="P5" draw:layer="layout" draw:type="line" svg:x1="17.55cm" svg:y1="4.05cm" svg:x2="18.326cm" svg:y2="5.508cm" draw:start-shape="id72" draw:start-glue-point="9" draw:end-shape="id76" draw:end-glue-point="4" svg:d="M17550 4050l776 1458" svg:viewBox="0 0 777 1459">
          <text:p/>
        </draw:connector>
        <draw:connector draw:style-name="gr13" draw:text-style-name="P17" draw:layer="layout" draw:type="line" svg:x1="12.101cm" svg:y1="6.05cm" svg:x2="11.826cm" svg:y2="7.508cm" draw:start-shape="id73" draw:start-glue-point="7" draw:end-shape="id77" draw:end-glue-point="4" svg:d="M12101 6050l-275 1458" svg:viewBox="0 0 276 1459">
          <text:p/>
        </draw:connector>
        <draw:connector draw:style-name="gr13" draw:text-style-name="P17" draw:layer="layout" draw:type="line" svg:x1="12.55cm" svg:y1="6.05cm" svg:x2="12.826cm" svg:y2="7.508cm" draw:start-shape="id73" draw:start-glue-point="9" draw:end-shape="id78" draw:end-glue-point="4" svg:d="M12550 6050l276 1458" svg:viewBox="0 0 277 1459">
          <text:p/>
        </draw:connector>
        <draw:connector draw:style-name="gr13" draw:text-style-name="P17" draw:layer="layout" draw:type="line" svg:x1="16.101cm" svg:y1="6.05cm" svg:x2="15.826cm" svg:y2="7.508cm" draw:start-shape="id75" draw:start-glue-point="7" draw:end-shape="id79" draw:end-glue-point="4" svg:d="M16101 6050l-275 1458" svg:viewBox="0 0 276 1459">
          <text:p/>
        </draw:connector>
        <draw:connector draw:style-name="gr13" draw:text-style-name="P17" draw:layer="layout" draw:type="line" svg:x1="16.55cm" svg:y1="6.05cm" svg:x2="16.826cm" svg:y2="7.508cm" draw:start-shape="id75" draw:start-glue-point="9" draw:end-shape="id80" draw:end-glue-point="4" svg:d="M16550 6050l276 1458" svg:viewBox="0 0 277 1459">
          <text:p/>
        </draw:connector>
        <draw:connector draw:style-name="gr13" draw:text-style-name="P17" draw:layer="layout" draw:type="line" svg:x1="14.101cm" svg:y1="6.05cm" svg:x2="13.826cm" svg:y2="7.508cm" draw:start-shape="id74" draw:start-glue-point="7" draw:end-shape="id81" draw:end-glue-point="4" svg:d="M14101 6050l-275 1458" svg:viewBox="0 0 276 1459">
          <text:p/>
        </draw:connector>
        <draw:connector draw:style-name="gr13" draw:text-style-name="P17" draw:layer="layout" draw:type="line" svg:x1="14.55cm" svg:y1="6.05cm" svg:x2="14.826cm" svg:y2="7.508cm" draw:start-shape="id74" draw:start-glue-point="9" draw:end-shape="id82" draw:end-glue-point="4" svg:d="M14550 6050l276 1458" svg:viewBox="0 0 277 1459">
          <text:p/>
        </draw:connector>
        <draw:connector draw:style-name="gr13" draw:text-style-name="P17" draw:layer="layout" draw:type="line" svg:x1="18.101cm" svg:y1="6.05cm" svg:x2="17.826cm" svg:y2="7.508cm" draw:start-shape="id76" draw:start-glue-point="7" draw:end-shape="id83" draw:end-glue-point="4" svg:d="M18101 6050l-275 1458" svg:viewBox="0 0 276 1459">
          <text:p/>
        </draw:connector>
        <draw:connector draw:style-name="gr13" draw:text-style-name="P17" draw:layer="layout" draw:type="line" svg:x1="18.55cm" svg:y1="6.05cm" svg:x2="18.826cm" svg:y2="7.508cm" draw:start-shape="id76" draw:start-glue-point="9" draw:end-shape="id84" draw:end-glue-point="4" svg:d="M18550 6050l276 1458" svg:viewBox="0 0 277 1459">
          <text:p/>
        </draw:connector>
      </draw:page>
      <draw:page draw:name="page3" draw:style-name="dp1" draw:master-page-name="Default">
        <draw:custom-shape draw:style-name="gr2" draw:text-style-name="P2" xml:id="id85" draw:id="id85" draw:layer="layout" svg:width="0.635cm" svg:height="0.635cm" svg:x="5.008cm" svg:y="1.5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8" xml:id="id87" draw:id="id87" draw:layer="layout" svg:width="0.635cm" svg:height="0.635cm" svg:x="7.008cm" svg:y="3.508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6" draw:id="id86" draw:layer="layout" svg:width="0.635cm" svg:height="0.635cm" svg:x="3.008cm" svg:y="3.5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89" draw:id="id89" draw:layer="layout" svg:width="0.635cm" svg:height="0.635cm" svg:x="4.008cm" svg:y="5.508cm">
          <text:p text:style-name="P15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88" draw:id="id88" draw:layer="layout" svg:width="0.635cm" svg:height="0.635cm" svg:x="2.008cm" svg:y="5.508cm">
          <text:p text:style-name="P1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91" draw:id="id91" draw:layer="layout" svg:width="0.635cm" svg:height="0.635cm" svg:x="8.008cm" svg:y="5.508cm">
          <text:p text:style-name="P15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90" draw:id="id90" draw:layer="layout" svg:width="0.635cm" svg:height="0.635cm" svg:x="6.008cm" svg:y="5.508cm">
          <text:p text:style-name="P15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5.101cm" svg:y1="2.05cm" svg:x2="3.326cm" svg:y2="3.508cm" draw:start-shape="id85" draw:start-glue-point="7" draw:end-shape="id86" draw:end-glue-point="4" svg:d="M5101 2050l-1775 1458" svg:viewBox="0 0 1776 1459">
          <text:p/>
        </draw:connector>
        <draw:connector draw:style-name="gr4" draw:text-style-name="P5" draw:layer="layout" draw:type="line" svg:x1="5.55cm" svg:y1="2.05cm" svg:x2="7.326cm" svg:y2="3.508cm" draw:start-shape="id85" draw:start-glue-point="9" draw:end-shape="id87" draw:end-glue-point="4" svg:d="M5550 2050l1776 1458" svg:viewBox="0 0 1777 1459">
          <text:p/>
        </draw:connector>
        <draw:connector draw:style-name="gr4" draw:text-style-name="P5" draw:layer="layout" draw:type="line" svg:x1="3.101cm" svg:y1="4.05cm" svg:x2="2.326cm" svg:y2="5.508cm" draw:start-shape="id86" draw:start-glue-point="7" draw:end-shape="id88" draw:end-glue-point="4" svg:d="M3101 4050l-775 1458" svg:viewBox="0 0 776 1459">
          <text:p/>
        </draw:connector>
        <draw:connector draw:style-name="gr4" draw:text-style-name="P5" draw:layer="layout" draw:type="line" svg:x1="3.55cm" svg:y1="4.05cm" svg:x2="4.326cm" svg:y2="5.508cm" draw:start-shape="id86" draw:start-glue-point="9" draw:end-shape="id89" draw:end-glue-point="4" svg:d="M3550 4050l776 1458" svg:viewBox="0 0 777 1459">
          <text:p/>
        </draw:connector>
        <draw:connector draw:style-name="gr4" draw:text-style-name="P5" draw:layer="layout" draw:type="line" svg:x1="7.101cm" svg:y1="4.05cm" svg:x2="6.326cm" svg:y2="5.508cm" draw:start-shape="id87" draw:start-glue-point="7" draw:end-shape="id90" draw:end-glue-point="4" svg:d="M7101 4050l-775 1458" svg:viewBox="0 0 776 1459">
          <text:p/>
        </draw:connector>
        <draw:connector draw:style-name="gr4" draw:text-style-name="P5" draw:layer="layout" draw:type="line" svg:x1="7.55cm" svg:y1="4.05cm" svg:x2="8.326cm" svg:y2="5.508cm" draw:start-shape="id87" draw:start-glue-point="9" draw:end-shape="id91" draw:end-glue-point="4" svg:d="M7550 4050l776 1458" svg:viewBox="0 0 777 1459">
          <text:p/>
        </draw:connector>
        <draw:custom-shape draw:style-name="gr2" draw:text-style-name="P2" xml:id="id92" draw:id="id92" draw:layer="layout" svg:width="0.635cm" svg:height="0.635cm" svg:x="5.008cm" svg:y="7.5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94" draw:id="id94" draw:layer="layout" svg:width="0.635cm" svg:height="0.635cm" svg:x="7.008cm" svg:y="9.508cm">
          <text:p text:style-name="P15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3" draw:id="id93" draw:layer="layout" svg:width="0.635cm" svg:height="0.635cm" svg:x="3.008cm" svg:y="9.5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96" draw:id="id96" draw:layer="layout" svg:width="0.635cm" svg:height="0.635cm" svg:x="4.008cm" svg:y="11.508cm">
          <text:p text:style-name="P15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5" draw:id="id95" draw:layer="layout" svg:width="0.635cm" svg:height="0.635cm" svg:x="2.008cm" svg:y="11.5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97" draw:id="id97" draw:layer="layout" svg:width="0.635cm" svg:height="0.635cm" svg:x="1.508cm" svg:y="13.508cm">
          <text:p text:style-name="P1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98" draw:id="id98" draw:layer="layout" svg:width="0.635cm" svg:height="0.635cm" svg:x="2.508cm" svg:y="13.508cm">
          <text:p text:style-name="P15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5.101cm" svg:y1="8.05cm" svg:x2="3.326cm" svg:y2="9.508cm" draw:start-shape="id92" draw:start-glue-point="7" draw:end-shape="id93" draw:end-glue-point="4" svg:d="M5101 8050l-1775 1458" svg:viewBox="0 0 1776 1459">
          <text:p/>
        </draw:connector>
        <draw:connector draw:style-name="gr4" draw:text-style-name="P5" draw:layer="layout" draw:type="line" svg:x1="5.55cm" svg:y1="8.05cm" svg:x2="7.326cm" svg:y2="9.508cm" draw:start-shape="id92" draw:start-glue-point="9" draw:end-shape="id94" draw:end-glue-point="4" svg:d="M5550 8050l1776 1458" svg:viewBox="0 0 1777 1459">
          <text:p/>
        </draw:connector>
        <draw:connector draw:style-name="gr4" draw:text-style-name="P5" draw:layer="layout" draw:type="line" svg:x1="3.101cm" svg:y1="10.05cm" svg:x2="2.326cm" svg:y2="11.508cm" draw:start-shape="id93" draw:start-glue-point="7" draw:end-shape="id95" draw:end-glue-point="4" svg:d="M3101 10050l-775 1458" svg:viewBox="0 0 776 1459">
          <text:p/>
        </draw:connector>
        <draw:connector draw:style-name="gr4" draw:text-style-name="P5" draw:layer="layout" draw:type="line" svg:x1="3.55cm" svg:y1="10.05cm" svg:x2="4.326cm" svg:y2="11.508cm" draw:start-shape="id93" draw:start-glue-point="9" draw:end-shape="id96" draw:end-glue-point="4" svg:d="M3550 10050l776 1458" svg:viewBox="0 0 777 1459">
          <text:p/>
        </draw:connector>
        <draw:connector draw:style-name="gr4" draw:text-style-name="P5" draw:layer="layout" draw:type="line" svg:x1="2.101cm" svg:y1="12.05cm" svg:x2="1.826cm" svg:y2="13.508cm" draw:start-shape="id95" draw:start-glue-point="7" draw:end-shape="id97" draw:end-glue-point="4" svg:d="M2101 12050l-275 1458" svg:viewBox="0 0 276 1459">
          <text:p/>
        </draw:connector>
        <draw:connector draw:style-name="gr4" draw:text-style-name="P5" draw:layer="layout" draw:type="line" svg:x1="2.55cm" svg:y1="12.05cm" svg:x2="2.826cm" svg:y2="13.508cm" draw:start-shape="id95" draw:start-glue-point="9" draw:end-shape="id98" draw:end-glue-point="4" svg:d="M2550 12050l276 1458" svg:viewBox="0 0 277 1459">
          <text:p/>
        </draw:connector>
        <draw:custom-shape draw:style-name="gr2" draw:text-style-name="P2" xml:id="id99" draw:id="id99" draw:layer="layout" svg:width="0.635cm" svg:height="0.635cm" svg:x="5.008cm" svg:y="14.5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1" draw:id="id101" draw:layer="layout" svg:width="0.635cm" svg:height="0.635cm" svg:x="7.008cm" svg:y="16.5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100" draw:id="id100" draw:layer="layout" svg:width="0.635cm" svg:height="0.635cm" svg:x="3.008cm" svg:y="16.508cm">
          <text:p text:style-name="P1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3" draw:id="id103" draw:layer="layout" svg:width="0.635cm" svg:height="0.635cm" svg:x="8.008cm" svg:y="18.50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xml:id="id102" draw:id="id102" draw:layer="layout" svg:width="0.635cm" svg:height="0.635cm" svg:x="6.008cm" svg:y="18.508cm">
          <text:p text:style-name="P15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xml:id="id104" draw:id="id104" draw:layer="layout" svg:width="0.635cm" svg:height="0.635cm" svg:x="7.508cm" svg:y="20.508cm">
          <text:p text:style-name="P15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xml:id="id105" draw:id="id105" draw:layer="layout" svg:width="0.635cm" svg:height="0.635cm" svg:x="8.508cm" svg:y="20.508cm">
          <text:p text:style-name="P15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5.101cm" svg:y1="15.05cm" svg:x2="3.326cm" svg:y2="16.508cm" draw:start-shape="id99" draw:start-glue-point="7" draw:end-shape="id100" draw:end-glue-point="4" svg:d="M5101 15050l-1775 1458" svg:viewBox="0 0 1776 1459">
          <text:p/>
        </draw:connector>
        <draw:connector draw:style-name="gr4" draw:text-style-name="P5" draw:layer="layout" draw:type="line" svg:x1="5.55cm" svg:y1="15.05cm" svg:x2="7.326cm" svg:y2="16.508cm" draw:start-shape="id99" draw:start-glue-point="9" draw:end-shape="id101" draw:end-glue-point="4" svg:d="M5550 15050l1776 1458" svg:viewBox="0 0 1777 1459">
          <text:p/>
        </draw:connector>
        <draw:connector draw:style-name="gr4" draw:text-style-name="P5" draw:layer="layout" draw:type="line" svg:x1="7.101cm" svg:y1="17.05cm" svg:x2="6.326cm" svg:y2="18.508cm" draw:start-shape="id101" draw:start-glue-point="7" draw:end-shape="id102" draw:end-glue-point="4" svg:d="M7101 17050l-775 1458" svg:viewBox="0 0 776 1459">
          <text:p/>
        </draw:connector>
        <draw:connector draw:style-name="gr4" draw:text-style-name="P5" draw:layer="layout" draw:type="line" svg:x1="7.55cm" svg:y1="17.05cm" svg:x2="8.326cm" svg:y2="18.508cm" draw:start-shape="id101" draw:start-glue-point="9" draw:end-shape="id103" draw:end-glue-point="4" svg:d="M7550 17050l776 1458" svg:viewBox="0 0 777 1459">
          <text:p/>
        </draw:connector>
        <draw:connector draw:style-name="gr4" draw:text-style-name="P5" draw:layer="layout" draw:type="line" svg:x1="8.101cm" svg:y1="19.05cm" svg:x2="7.826cm" svg:y2="20.508cm" draw:start-shape="id103" draw:start-glue-point="7" draw:end-shape="id104" draw:end-glue-point="4" svg:d="M8101 19050l-275 1458" svg:viewBox="0 0 276 1459">
          <text:p/>
        </draw:connector>
        <draw:connector draw:style-name="gr4" draw:text-style-name="P5" draw:layer="layout" draw:type="line" svg:x1="8.55cm" svg:y1="19.05cm" svg:x2="8.826cm" svg:y2="20.508cm" draw:start-shape="id103" draw:start-glue-point="9" draw:end-shape="id105" draw:end-glue-point="4" svg:d="M8550 19050l276 1458" svg:viewBox="0 0 277 1459">
          <text:p/>
        </draw:connector>
        <draw:custom-shape draw:style-name="gr2" draw:text-style-name="P2" xml:id="id106" draw:id="id106" draw:layer="layout" svg:width="0.635cm" svg:height="0.635cm" svg:x="12.008cm" svg:y="1.5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8" draw:id="id108" draw:layer="layout" svg:width="0.635cm" svg:height="0.635cm" svg:x="14.008cm" svg:y="3.50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xml:id="id107" draw:id="id107" draw:layer="layout" svg:width="0.635cm" svg:height="0.635cm" svg:x="10.008cm" svg:y="3.508cm">
          <text:p text:style-name="P1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0" draw:id="id110" draw:layer="layout" svg:width="0.635cm" svg:height="0.635cm" svg:x="15.008cm" svg:y="5.50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xml:id="id109" draw:id="id109" draw:layer="layout" svg:width="0.635cm" svg:height="0.635cm" svg:x="13.008cm" svg:y="5.508cm">
          <text:p text:style-name="P13">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11" draw:id="id111" draw:layer="layout" svg:width="0.635cm" svg:height="0.635cm" svg:x="14.508cm" svg:y="7.508cm">
          <text:p text:style-name="P1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2" draw:id="id112" draw:layer="layout" svg:width="0.635cm" svg:height="0.635cm" svg:x="15.508cm" svg:y="7.508cm">
          <text:p text:style-name="P3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101cm" svg:y1="2.05cm" svg:x2="10.326cm" svg:y2="3.508cm" draw:start-shape="id106" draw:start-glue-point="7" draw:end-shape="id107" draw:end-glue-point="4" svg:d="M12101 2050l-1775 1458" svg:viewBox="0 0 1776 1459">
          <text:p/>
        </draw:connector>
        <draw:connector draw:style-name="gr4" draw:text-style-name="P5" draw:layer="layout" draw:type="line" svg:x1="12.55cm" svg:y1="2.05cm" svg:x2="14.326cm" svg:y2="3.508cm" draw:start-shape="id106" draw:start-glue-point="9" draw:end-shape="id108" draw:end-glue-point="4" svg:d="M12550 2050l1776 1458" svg:viewBox="0 0 1777 1459">
          <text:p/>
        </draw:connector>
        <draw:connector draw:style-name="gr4" draw:text-style-name="P5" draw:layer="layout" draw:type="line" svg:x1="14.101cm" svg:y1="4.05cm" svg:x2="13.326cm" svg:y2="5.508cm" draw:start-shape="id108" draw:start-glue-point="7" draw:end-shape="id109" draw:end-glue-point="4" svg:d="M14101 4050l-775 1458" svg:viewBox="0 0 776 1459">
          <text:p/>
        </draw:connector>
        <draw:connector draw:style-name="gr4" draw:text-style-name="P5" draw:layer="layout" draw:type="line" svg:x1="14.55cm" svg:y1="4.05cm" svg:x2="15.326cm" svg:y2="5.508cm" draw:start-shape="id108" draw:start-glue-point="9" draw:end-shape="id110" draw:end-glue-point="4" svg:d="M14550 4050l776 1458" svg:viewBox="0 0 777 1459">
          <text:p/>
        </draw:connector>
        <draw:connector draw:style-name="gr4" draw:text-style-name="P5" draw:layer="layout" draw:type="line" svg:x1="15.101cm" svg:y1="6.05cm" svg:x2="14.826cm" svg:y2="7.508cm" draw:start-shape="id110" draw:start-glue-point="7" draw:end-shape="id111" draw:end-glue-point="4" svg:d="M15101 6050l-275 1458" svg:viewBox="0 0 276 1459">
          <text:p/>
        </draw:connector>
        <draw:connector draw:style-name="gr4" draw:text-style-name="P5" draw:layer="layout" draw:type="line" svg:x1="15.55cm" svg:y1="6.05cm" svg:x2="15.826cm" svg:y2="7.508cm" draw:start-shape="id110" draw:start-glue-point="9" draw:end-shape="id112" draw:end-glue-point="4" svg:d="M15550 6050l276 1458" svg:viewBox="0 0 277 1459">
          <text:p/>
        </draw:connector>
        <draw:custom-shape draw:style-name="gr6" draw:text-style-name="P14" xml:id="id113" draw:id="id113" draw:layer="layout" svg:width="0.635cm" svg:height="0.635cm" svg:x="15.008cm" svg:y="9.509cm">
          <text:p text:style-name="P1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4" draw:id="id114" draw:layer="layout" svg:width="0.635cm" svg:height="0.635cm" svg:x="16.008cm" svg:y="9.509cm">
          <text:p text:style-name="P3"><text:span text:style-name="T2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5.601cm" svg:y1="8.051cm" svg:x2="15.326cm" svg:y2="9.509cm" draw:end-shape="id113" draw:end-glue-point="4" svg:d="M15601 8051l-275 1458" svg:viewBox="0 0 276 1459">
          <text:p/>
        </draw:connector>
        <draw:connector draw:style-name="gr4" draw:text-style-name="P5" draw:layer="layout" draw:type="line" svg:x1="16.05cm" svg:y1="8.051cm" svg:x2="16.326cm" svg:y2="9.509cm" draw:end-shape="id114" draw:end-glue-point="4" svg:d="M16050 8051l276 1458" svg:viewBox="0 0 277 1459">
          <text:p/>
        </draw:connector>
        <draw:custom-shape draw:style-name="gr6" draw:text-style-name="P14" xml:id="id115" draw:id="id115" draw:layer="layout" svg:width="0.635cm" svg:height="0.635cm" svg:x="15.508cm" svg:y="11.509cm">
          <text:p text:style-name="P13">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6" draw:id="id116" draw:layer="layout" svg:width="0.635cm" svg:height="0.635cm" svg:x="16.508cm" svg:y="11.509cm">
          <text:p text:style-name="P3"><text:span text:style-name="T2">6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6.101cm" svg:y1="10.051cm" svg:x2="15.826cm" svg:y2="11.509cm" draw:end-shape="id115" draw:end-glue-point="4" svg:d="M16101 10051l-275 1458" svg:viewBox="0 0 276 1459">
          <text:p/>
        </draw:connector>
        <draw:connector draw:style-name="gr4" draw:text-style-name="P5" draw:layer="layout" draw:type="line" svg:x1="16.55cm" svg:y1="10.051cm" svg:x2="16.826cm" svg:y2="11.509cm" draw:end-shape="id116" draw:end-glue-point="4" svg:d="M16550 10051l276 1458" svg:viewBox="0 0 277 1459">
          <text:p/>
        </draw:connector>
        <draw:custom-shape draw:style-name="gr6" draw:text-style-name="P14" xml:id="id117" draw:id="id117" draw:layer="layout" svg:width="0.635cm" svg:height="0.635cm" svg:x="16.008cm" svg:y="13.509cm">
          <text:p text:style-name="P1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18" draw:id="id118" draw:layer="layout" svg:width="0.635cm" svg:height="0.635cm" svg:x="17.008cm" svg:y="13.509cm">
          <text:p text:style-name="P6"><text:span text:style-name="T3">1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6.601cm" svg:y1="12.051cm" svg:x2="16.326cm" svg:y2="13.509cm" draw:end-shape="id117" draw:end-glue-point="4" svg:d="M16601 12051l-275 1458" svg:viewBox="0 0 276 1459">
          <text:p/>
        </draw:connector>
        <draw:connector draw:style-name="gr4" draw:text-style-name="P5" draw:layer="layout" draw:type="line" svg:x1="17.05cm" svg:y1="12.051cm" svg:x2="17.326cm" svg:y2="13.509cm" draw:end-shape="id118" draw:end-glue-point="4" svg:d="M17050 12051l276 1458" svg:viewBox="0 0 277 1459">
          <text:p/>
        </draw:connector>
        <draw:custom-shape draw:style-name="gr6" draw:text-style-name="P14" xml:id="id119" draw:id="id119" draw:layer="layout" svg:width="0.635cm" svg:height="0.635cm" svg:x="16.508cm" svg:y="15.509cm">
          <text:p text:style-name="P1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20" draw:id="id120" draw:layer="layout" svg:width="0.635cm" svg:height="0.635cm" svg:x="17.508cm" svg:y="15.509cm">
          <text:p text:style-name="P6"><text:span text:style-name="T3">2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" svg:x1="17.101cm" svg:y1="14.051cm" svg:x2="16.826cm" svg:y2="15.509cm" draw:end-shape="id119" draw:end-glue-point="4" svg:d="M17101 14051l-275 1458" svg:viewBox="0 0 276 1459">
          <text:p/>
        </draw:connector>
        <draw:connector draw:style-name="gr4" draw:text-style-name="P8" draw:layer="layout" draw:type="line" svg:x1="17.55cm" svg:y1="14.051cm" svg:x2="17.826cm" svg:y2="15.509cm" draw:end-shape="id120" draw:end-glue-point="4" svg:d="M17550 14051l276 1458" svg:viewBox="0 0 277 1459">
          <text:p/>
        </draw:connector>
        <draw:custom-shape draw:style-name="gr6" draw:text-style-name="P14" xml:id="id121" draw:id="id121" draw:layer="layout" svg:width="0.635cm" svg:height="0.635cm" svg:x="17.008cm" svg:y="17.51cm">
          <text:p text:style-name="P1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22" draw:id="id122" draw:layer="layout" svg:width="0.635cm" svg:height="0.635cm" svg:x="18.008cm" svg:y="17.51cm">
          <text:p text:style-name="P6"><text:span text:style-name="T3">5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" svg:x1="17.601cm" svg:y1="16.052cm" svg:x2="17.326cm" svg:y2="17.51cm" draw:end-shape="id121" draw:end-glue-point="4" svg:d="M17601 16052l-275 1458" svg:viewBox="0 0 276 1459">
          <text:p/>
        </draw:connector>
        <draw:connector draw:style-name="gr4" draw:text-style-name="P8" draw:layer="layout" draw:type="line" svg:x1="18.05cm" svg:y1="16.052cm" svg:x2="18.326cm" svg:y2="17.51cm" draw:end-shape="id122" draw:end-glue-point="4" svg:d="M18050 16052l276 1458" svg:viewBox="0 0 277 1459">
          <text:p/>
        </draw:connector>
        <draw:custom-shape draw:style-name="gr6" draw:text-style-name="P14" xml:id="id123" draw:id="id123" draw:layer="layout" svg:width="0.635cm" svg:height="0.635cm" svg:x="17.508cm" svg:y="19.51cm">
          <text:p text:style-name="P13">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24" draw:id="id124" draw:layer="layout" svg:width="0.635cm" svg:height="0.635cm" svg:x="18.508cm" svg:y="19.51cm">
          <text:p text:style-name="P13">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" svg:x1="18.101cm" svg:y1="18.052cm" svg:x2="17.826cm" svg:y2="19.51cm" draw:end-shape="id123" draw:end-glue-point="4" svg:d="M18101 18052l-275 1458" svg:viewBox="0 0 276 1459">
          <text:p/>
        </draw:connector>
        <draw:connector draw:style-name="gr4" draw:text-style-name="P8" draw:layer="layout" draw:type="line" svg:x1="18.55cm" svg:y1="18.052cm" svg:x2="18.826cm" svg:y2="19.51cm" draw:end-shape="id124" draw:end-glue-point="4" svg:d="M18550 18052l276 1458" svg:viewBox="0 0 277 1459">
          <text:p/>
        </draw:connector>
      </draw:page>
      <draw:page draw:name="page4" draw:style-name="dp1" draw:master-page-name="Default">
        <draw:custom-shape draw:style-name="gr7" draw:text-style-name="P2" xml:id="id125" draw:id="id125" draw:layer="layout" svg:width="0.635cm" svg:height="0.635cm" svg:x="5.008cm" svg:y="17.5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7" draw:id="id127" draw:layer="layout" svg:width="0.635cm" svg:height="0.635cm" svg:x="7.008cm" svg:y="19.50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6" draw:id="id126" draw:layer="layout" svg:width="0.635cm" svg:height="0.635cm" svg:x="3.008cm" svg:y="19.50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8" draw:id="id128" draw:layer="layout" svg:width="0.635cm" svg:height="0.635cm" svg:x="2.008cm" svg:y="21.50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9" draw:id="id129" draw:layer="layout" svg:width="0.635cm" svg:height="0.635cm" svg:x="6.008cm" svg:y="21.50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30" draw:id="id130" draw:layer="layout" svg:width="0.635cm" svg:height="0.635cm" svg:x="6.508cm" svg:y="23.508cm">
          <text:p text:style-name="P3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5.101cm" svg:y1="18.05cm" svg:x2="3.326cm" svg:y2="19.508cm" draw:start-shape="id125" draw:start-glue-point="7" draw:end-shape="id126" draw:end-glue-point="4" svg:d="M5101 18050l-1775 1458" svg:viewBox="0 0 1776 1459">
          <text:p/>
        </draw:connector>
        <draw:connector draw:style-name="gr4" draw:text-style-name="P5" draw:layer="layout" draw:type="line" svg:x1="5.55cm" svg:y1="18.05cm" svg:x2="7.326cm" svg:y2="19.508cm" draw:start-shape="id125" draw:start-glue-point="9" draw:end-shape="id127" draw:end-glue-point="4" svg:d="M5550 18050l1776 1458" svg:viewBox="0 0 1777 1459">
          <text:p/>
        </draw:connector>
        <draw:connector draw:style-name="gr4" draw:text-style-name="P5" draw:layer="layout" draw:type="line" svg:x1="3.101cm" svg:y1="20.05cm" svg:x2="2.326cm" svg:y2="21.508cm" draw:start-shape="id126" draw:start-glue-point="7" draw:end-shape="id128" draw:end-glue-point="4" svg:d="M3101 20050l-775 1458" svg:viewBox="0 0 776 1459">
          <text:p/>
        </draw:connector>
        <draw:connector draw:style-name="gr4" draw:text-style-name="P5" draw:layer="layout" draw:type="line" svg:x1="3.55cm" svg:y1="20.05cm" svg:x2="4.326cm" svg:y2="21.508cm" draw:start-shape="id126" draw:start-glue-point="9" svg:d="M3550 20050l776 1458" svg:viewBox="0 0 777 1459">
          <text:p/>
        </draw:connector>
        <draw:connector draw:style-name="gr4" draw:text-style-name="P5" draw:layer="layout" draw:type="line" svg:x1="7.101cm" svg:y1="20.05cm" svg:x2="6.326cm" svg:y2="21.508cm" draw:start-shape="id127" draw:start-glue-point="7" draw:end-shape="id129" draw:end-glue-point="4" svg:d="M7101 20050l-775 1458" svg:viewBox="0 0 776 1459">
          <text:p/>
        </draw:connector>
        <draw:connector draw:style-name="gr4" draw:text-style-name="P5" draw:layer="layout" draw:type="line" svg:x1="7.55cm" svg:y1="20.05cm" svg:x2="8.326cm" svg:y2="21.508cm" draw:start-shape="id127" draw:start-glue-point="9" svg:d="M7550 20050l776 1458" svg:viewBox="0 0 777 1459">
          <text:p/>
        </draw:connector>
        <draw:connector draw:style-name="gr4" draw:text-style-name="P5" draw:layer="layout" draw:type="line" svg:x1="2.101cm" svg:y1="22.05cm" svg:x2="1.826cm" svg:y2="23.508cm" draw:start-shape="id128" draw:start-glue-point="7" svg:d="M2101 22050l-275 1458" svg:viewBox="0 0 276 1459">
          <text:p/>
        </draw:connector>
        <draw:connector draw:style-name="gr4" draw:text-style-name="P5" draw:layer="layout" draw:type="line" svg:x1="6.55cm" svg:y1="22.05cm" svg:x2="6.826cm" svg:y2="23.508cm" draw:start-shape="id129" draw:start-glue-point="9" draw:end-shape="id130" draw:end-glue-point="4" svg:d="M6550 22050l276 1458" svg:viewBox="0 0 277 1459">
          <text:p/>
        </draw:connector>
        <draw:custom-shape draw:style-name="gr2" draw:text-style-name="P2" xml:id="id131" draw:id="id131" draw:layer="layout" svg:width="0.635cm" svg:height="0.635cm" svg:x="13.008cm" svg:y="17.5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33" draw:id="id133" draw:layer="layout" svg:width="0.635cm" svg:height="0.635cm" svg:x="15.008cm" svg:y="19.50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32" draw:id="id132" draw:layer="layout" svg:width="0.635cm" svg:height="0.635cm" svg:x="11.008cm" svg:y="19.50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34" draw:id="id134" draw:layer="layout" svg:width="0.635cm" svg:height="0.635cm" svg:x="12.008cm" svg:y="21.50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35" draw:id="id135" draw:layer="layout" svg:width="0.635cm" svg:height="0.635cm" svg:x="16.008cm" svg:y="21.50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136" draw:id="id136" draw:layer="layout" svg:width="0.635cm" svg:height="0.635cm" svg:x="16.508cm" svg:y="23.508cm">
          <text:p text:style-name="P3"><text:span text:style-name="T2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5" draw:layer="layout" draw:type="line" svg:x1="13.101cm" svg:y1="18.05cm" svg:x2="11.326cm" svg:y2="19.508cm" draw:start-shape="id131" draw:start-glue-point="7" draw:end-shape="id132" draw:end-glue-point="4" svg:d="M13101 18050l-1775 1458" svg:viewBox="0 0 1776 1459">
          <text:p/>
        </draw:connector>
        <draw:connector draw:style-name="gr4" draw:text-style-name="P5" draw:layer="layout" draw:type="line" svg:x1="13.55cm" svg:y1="18.05cm" svg:x2="15.326cm" svg:y2="19.508cm" draw:start-shape="id131" draw:start-glue-point="9" draw:end-shape="id133" draw:end-glue-point="4" svg:d="M13550 18050l1776 1458" svg:viewBox="0 0 1777 1459">
          <text:p/>
        </draw:connector>
        <draw:connector draw:style-name="gr4" draw:text-style-name="P5" draw:layer="layout" draw:type="line" svg:x1="11.101cm" svg:y1="20.05cm" svg:x2="10.326cm" svg:y2="21.508cm" draw:start-shape="id132" draw:start-glue-point="7" svg:d="M11101 20050l-775 1458" svg:viewBox="0 0 776 1459">
          <text:p/>
        </draw:connector>
        <draw:connector draw:style-name="gr4" draw:text-style-name="P5" draw:layer="layout" draw:type="line" svg:x1="11.55cm" svg:y1="20.05cm" svg:x2="12.326cm" svg:y2="21.508cm" draw:start-shape="id132" draw:start-glue-point="9" draw:end-shape="id134" draw:end-glue-point="4" svg:d="M11550 20050l776 1458" svg:viewBox="0 0 777 1459">
          <text:p/>
        </draw:connector>
        <draw:connector draw:style-name="gr4" draw:text-style-name="P5" draw:layer="layout" draw:type="line" svg:x1="15.55cm" svg:y1="20.05cm" svg:x2="16.326cm" svg:y2="21.508cm" draw:start-shape="id133" draw:start-glue-point="9" draw:end-shape="id135" draw:end-glue-point="4" svg:d="M15550 20050l776 1458" svg:viewBox="0 0 777 1459">
          <text:p/>
        </draw:connector>
        <draw:connector draw:style-name="gr4" draw:text-style-name="P5" draw:layer="layout" draw:type="line" svg:x1="12.55cm" svg:y1="22.05cm" svg:x2="12.826cm" svg:y2="23.508cm" draw:start-shape="id134" draw:start-glue-point="9" svg:d="M12550 22050l276 1458" svg:viewBox="0 0 277 1459">
          <text:p/>
        </draw:connector>
        <draw:connector draw:style-name="gr4" draw:text-style-name="P5" draw:layer="layout" draw:type="line" svg:x1="16.101cm" svg:y1="22.05cm" svg:x2="15.826cm" svg:y2="23.508cm" draw:start-shape="id135" draw:start-glue-point="7" svg:d="M16101 22050l-275 1458" svg:viewBox="0 0 276 1459">
          <text:p/>
        </draw:connector>
        <draw:connector draw:style-name="gr4" draw:text-style-name="P5" draw:layer="layout" draw:type="line" svg:x1="16.55cm" svg:y1="22.05cm" svg:x2="16.826cm" svg:y2="23.508cm" draw:start-shape="id135" draw:start-glue-point="9" draw:end-shape="id136" draw:end-glue-point="4" svg:d="M16550 22050l276 1458" svg:viewBox="0 0 277 1459">
          <text:p/>
        </draw:connector>
        <draw:custom-shape draw:style-name="gr2" draw:text-style-name="P2" xml:id="id137" draw:id="id137" draw:layer="layout" svg:width="0.635cm" svg:height="0.635cm" svg:x="9.008cm" svg:y="15.50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5" draw:layer="layout" draw:type="line" svg:x1="9.101cm" svg:y1="16.05cm" svg:x2="5.326cm" svg:y2="17.508cm" draw:start-shape="id137" draw:start-glue-point="7" draw:end-shape="id125" draw:end-glue-point="4" svg:d="M9101 16050l-3775 1458" svg:viewBox="0 0 3776 1459">
          <text:p/>
        </draw:connector>
        <draw:connector draw:style-name="gr4" draw:text-style-name="P5" draw:layer="layout" draw:type="line" svg:x1="9.55cm" svg:y1="16.05cm" svg:x2="13.326cm" svg:y2="17.508cm" draw:start-shape="id137" draw:start-glue-point="9" draw:end-shape="id131" draw:end-glue-point="4" svg:d="M9550 16050l3776 1458" svg:viewBox="0 0 3777 1459">
          <text:p/>
        </draw:connector>
        <draw:custom-shape draw:style-name="gr2" draw:text-style-name="P2" xml:id="id138" draw:id="id138" draw:layer="layout" svg:width="0.635cm" svg:height="0.635cm" svg:x="7.008cm" svg:y="25.50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5" draw:layer="layout" draw:type="line" svg:x1="7.05cm" svg:y1="24.05cm" svg:x2="7.326cm" svg:y2="25.509cm" draw:start-shape="id130" draw:start-glue-point="9" draw:end-shape="id138" draw:end-glue-point="4" svg:d="M7050 24050l276 1459" svg:viewBox="0 0 277 1460">
          <text:p/>
        </draw:connector>
        <draw:connector draw:style-name="gr4" draw:text-style-name="P5" draw:layer="layout" draw:type="line" svg:x1="6.601cm" svg:y1="24.05cm" svg:x2="6.326cm" svg:y2="25.509cm" draw:start-shape="id130" draw:start-glue-point="7" svg:d="M6601 24050l-275 1459" svg:viewBox="0 0 276 1460">
          <text:p/>
        </draw:connector>
        <draw:connector draw:style-name="gr4" draw:text-style-name="P5" draw:layer="layout" draw:type="line" svg:x1="16.601cm" svg:y1="24.05cm" svg:x2="16.326cm" svg:y2="25.509cm" draw:start-shape="id136" draw:start-glue-point="7" svg:d="M16601 24050l-275 1459" svg:viewBox="0 0 276 1460">
          <text:p/>
        </draw:connector>
        <draw:connector draw:style-name="gr4" draw:text-style-name="P5" draw:layer="layout" draw:type="line" svg:x1="7.55cm" svg:y1="26.051cm" svg:x2="7.826cm" svg:y2="27.509cm" draw:start-shape="id138" draw:start-glue-point="9" svg:d="M7550 26051l276 1458" svg:viewBox="0 0 277 1459">
          <text:p/>
        </draw:connector>
        <draw:frame draw:style-name="gr15" draw:text-style-name="P20" draw:layer="layout" svg:width="1.27cm" svg:height="0.646cm" svg:x="3.757cm" svg:y="21.371cm">
          <draw:text-box>
            <text:p text:style-name="P19">🍇</text:p>
          </draw:text-box>
        </draw:frame>
        <draw:frame draw:style-name="gr15" draw:text-style-name="P20" draw:layer="layout" svg:width="1.379cm" svg:height="0.646cm" svg:x="7.776cm" svg:y="21.357cm">
          <draw:text-box>
            <text:p text:style-name="P19">🍌</text:p>
          </draw:text-box>
        </draw:frame>
        <draw:frame draw:style-name="gr15" draw:text-style-name="P20" draw:layer="layout" svg:width="1.307cm" svg:height="0.646cm" svg:x="9.72cm" svg:y="21.434cm">
          <draw:text-box>
            <text:p text:style-name="P19">🍉</text:p>
          </draw:text-box>
        </draw:frame>
        <draw:frame draw:style-name="gr16" draw:text-style-name="P20" draw:layer="layout" svg:width="1.256cm" svg:height="1.505cm" svg:x="1.231cm" svg:y="23.367cm">
          <draw:text-box>
            <text:p text:style-name="P19">🍏</text:p>
          </draw:text-box>
        </draw:frame>
        <draw:frame draw:style-name="gr15" draw:text-style-name="P20" draw:layer="layout" svg:width="1.369cm" svg:height="0.646cm" svg:x="12.209cm" svg:y="23.379cm">
          <draw:text-box>
            <text:p text:style-name="P19">🍋</text:p>
          </draw:text-box>
        </draw:frame>
        <draw:frame draw:style-name="gr15" draw:text-style-name="P20" draw:layer="layout" svg:width="1.497cm" svg:height="0.646cm" svg:x="5.753cm" svg:y="25.389cm">
          <draw:text-box>
            <text:p text:style-name="P19">🍑</text:p>
          </draw:text-box>
        </draw:frame>
        <draw:frame draw:style-name="gr15" draw:text-style-name="P20" draw:layer="layout" svg:width="1.204cm" svg:height="0.646cm" svg:x="15.253cm" svg:y="23.345cm">
          <draw:text-box>
            <text:p text:style-name="P19">🍊</text:p>
          </draw:text-box>
        </draw:frame>
        <draw:frame draw:style-name="gr15" draw:text-style-name="P20" draw:layer="layout" svg:width="1.289cm" svg:height="0.646cm" svg:x="7.231cm" svg:y="27.401cm">
          <draw:text-box>
            <text:p text:style-name="P19">🍍</text:p>
          </draw:text-box>
        </draw:frame>
        <draw:frame draw:style-name="gr15" draw:text-style-name="P20" draw:layer="layout" svg:width="1.316cm" svg:height="0.646cm" svg:x="15.776cm" svg:y="25.401cm">
          <draw:text-box>
            <text:p text:style-name="P19">🍒</text:p>
          </draw:text-box>
        </draw:frame>
      </draw:page>
      <draw:page draw:name="page5" draw:style-name="dp1" draw:master-page-name="Default">
        <draw:frame draw:style-name="gr17" draw:text-style-name="P21" draw:layer="layout" svg:width="18.999cm" svg:height="11.221cm" svg:x="1.001cm" svg:y="1cm">
          <draw:image xlink:href="Pictures/10000000000008880000050AC925731B542FB8BC.png" xlink:type="simple" xlink:show="embed" xlink:actuate="onLoad" draw:mime-type="image/png">
            <text:p/>
          </draw:image>
        </draw:frame>
        <draw:custom-shape draw:style-name="gr2" draw:text-style-name="P2" xml:id="id139" draw:id="id139" draw:layer="layout" svg:width="0.635cm" svg:height="0.635cm" svg:x="5.008cm" svg:y="21.5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1" draw:id="id141" draw:layer="layout" svg:width="0.635cm" svg:height="0.635cm" svg:x="7.008cm" svg:y="23.50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0" draw:id="id140" draw:layer="layout" svg:width="0.635cm" svg:height="0.635cm" svg:x="3.008cm" svg:y="23.50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3" draw:id="id143" draw:layer="layout" svg:width="0.635cm" svg:height="0.635cm" svg:x="4.008cm" svg:y="25.50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2" draw:id="id142" draw:layer="layout" svg:width="0.635cm" svg:height="0.635cm" svg:x="2.008cm" svg:y="25.50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5" draw:id="id145" draw:layer="layout" svg:width="0.635cm" svg:height="0.635cm" svg:x="8.008cm" svg:y="25.50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4" draw:id="id144" draw:layer="layout" svg:width="0.635cm" svg:height="0.635cm" svg:x="6.008cm" svg:y="25.50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0" draw:id="id150" draw:layer="layout" svg:width="0.635cm" svg:height="0.635cm" svg:x="3.508cm" svg:y="27.508cm">
          <text:p text:style-name="P3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6" draw:id="id146" draw:layer="layout" svg:width="0.635cm" svg:height="0.635cm" svg:x="1.508cm" svg:y="27.50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2" draw:id="id152" draw:layer="layout" svg:width="0.635cm" svg:height="0.635cm" svg:x="7.508cm" svg:y="27.508cm">
          <text:p text:style-name="P3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8" draw:id="id148" draw:layer="layout" svg:width="0.635cm" svg:height="0.635cm" svg:x="5.508cm" svg:y="27.508cm">
          <text:p text:style-name="P3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1" draw:id="id151" draw:layer="layout" svg:width="0.635cm" svg:height="0.635cm" svg:x="4.508cm" svg:y="27.508cm">
          <text:p text:style-name="P3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7" draw:id="id147" draw:layer="layout" svg:width="0.635cm" svg:height="0.635cm" svg:x="2.508cm" svg:y="27.50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3" draw:id="id153" draw:layer="layout" svg:width="0.635cm" svg:height="0.635cm" svg:x="8.508cm" svg:y="27.508cm">
          <text:p text:style-name="P3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9" draw:id="id149" draw:layer="layout" svg:width="0.635cm" svg:height="0.635cm" svg:x="6.508cm" svg:y="27.508cm">
          <text:p text:style-name="P3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5.101cm" svg:y1="22.05cm" svg:x2="3.326cm" svg:y2="23.508cm" draw:start-shape="id139" draw:start-glue-point="7" draw:end-shape="id140" draw:end-glue-point="4" svg:d="M5101 22050l-1775 1458" svg:viewBox="0 0 1776 1459">
          <text:p/>
        </draw:connector>
        <draw:connector draw:style-name="gr4" draw:text-style-name="P5" draw:layer="layout" draw:type="line" svg:x1="5.55cm" svg:y1="22.05cm" svg:x2="7.326cm" svg:y2="23.508cm" draw:start-shape="id139" draw:start-glue-point="9" draw:end-shape="id141" draw:end-glue-point="4" svg:d="M5550 22050l1776 1458" svg:viewBox="0 0 1777 1459">
          <text:p/>
        </draw:connector>
        <draw:connector draw:style-name="gr4" draw:text-style-name="P5" draw:layer="layout" draw:type="line" svg:x1="3.101cm" svg:y1="24.05cm" svg:x2="2.326cm" svg:y2="25.508cm" draw:start-shape="id140" draw:start-glue-point="7" draw:end-shape="id142" draw:end-glue-point="4" svg:d="M3101 24050l-775 1458" svg:viewBox="0 0 776 1459">
          <text:p/>
        </draw:connector>
        <draw:connector draw:style-name="gr4" draw:text-style-name="P5" draw:layer="layout" draw:type="line" svg:x1="3.55cm" svg:y1="24.05cm" svg:x2="4.326cm" svg:y2="25.508cm" draw:start-shape="id140" draw:start-glue-point="9" draw:end-shape="id143" draw:end-glue-point="4" svg:d="M3550 24050l776 1458" svg:viewBox="0 0 777 1459">
          <text:p/>
        </draw:connector>
        <draw:connector draw:style-name="gr4" draw:text-style-name="P5" draw:layer="layout" draw:type="line" svg:x1="7.101cm" svg:y1="24.05cm" svg:x2="6.326cm" svg:y2="25.508cm" draw:start-shape="id141" draw:start-glue-point="7" draw:end-shape="id144" draw:end-glue-point="4" svg:d="M7101 24050l-775 1458" svg:viewBox="0 0 776 1459">
          <text:p/>
        </draw:connector>
        <draw:connector draw:style-name="gr4" draw:text-style-name="P5" draw:layer="layout" draw:type="line" svg:x1="7.55cm" svg:y1="24.05cm" svg:x2="8.326cm" svg:y2="25.508cm" draw:start-shape="id141" draw:start-glue-point="9" draw:end-shape="id145" draw:end-glue-point="4" svg:d="M7550 24050l776 1458" svg:viewBox="0 0 777 1459">
          <text:p/>
        </draw:connector>
        <draw:connector draw:style-name="gr4" draw:text-style-name="P5" draw:layer="layout" draw:type="line" svg:x1="2.101cm" svg:y1="26.05cm" svg:x2="1.826cm" svg:y2="27.508cm" draw:start-shape="id142" draw:start-glue-point="7" draw:end-shape="id146" draw:end-glue-point="4" svg:d="M2101 26050l-275 1458" svg:viewBox="0 0 276 1459">
          <text:p/>
        </draw:connector>
        <draw:connector draw:style-name="gr4" draw:text-style-name="P5" draw:layer="layout" draw:type="line" svg:x1="2.55cm" svg:y1="26.05cm" svg:x2="2.826cm" svg:y2="27.508cm" draw:start-shape="id142" draw:start-glue-point="9" draw:end-shape="id147" draw:end-glue-point="4" svg:d="M2550 26050l276 1458" svg:viewBox="0 0 277 1459">
          <text:p/>
        </draw:connector>
        <draw:connector draw:style-name="gr4" draw:text-style-name="P5" draw:layer="layout" draw:type="line" svg:x1="6.101cm" svg:y1="26.05cm" svg:x2="5.826cm" svg:y2="27.508cm" draw:start-shape="id144" draw:start-glue-point="7" draw:end-shape="id148" draw:end-glue-point="4" svg:d="M6101 26050l-275 1458" svg:viewBox="0 0 276 1459">
          <text:p/>
        </draw:connector>
        <draw:connector draw:style-name="gr4" draw:text-style-name="P5" draw:layer="layout" draw:type="line" svg:x1="6.55cm" svg:y1="26.05cm" svg:x2="6.826cm" svg:y2="27.508cm" draw:start-shape="id144" draw:start-glue-point="9" draw:end-shape="id149" draw:end-glue-point="4" svg:d="M6550 26050l276 1458" svg:viewBox="0 0 277 1459">
          <text:p/>
        </draw:connector>
        <draw:connector draw:style-name="gr4" draw:text-style-name="P5" draw:layer="layout" draw:type="line" svg:x1="4.101cm" svg:y1="26.05cm" svg:x2="3.826cm" svg:y2="27.508cm" draw:start-shape="id143" draw:start-glue-point="7" draw:end-shape="id150" draw:end-glue-point="4" svg:d="M4101 26050l-275 1458" svg:viewBox="0 0 276 1459">
          <text:p/>
        </draw:connector>
        <draw:connector draw:style-name="gr4" draw:text-style-name="P5" draw:layer="layout" draw:type="line" svg:x1="4.55cm" svg:y1="26.05cm" svg:x2="4.826cm" svg:y2="27.508cm" draw:start-shape="id143" draw:start-glue-point="9" draw:end-shape="id151" draw:end-glue-point="4" svg:d="M4550 26050l276 1458" svg:viewBox="0 0 277 1459">
          <text:p/>
        </draw:connector>
        <draw:connector draw:style-name="gr4" draw:text-style-name="P5" draw:layer="layout" draw:type="line" svg:x1="8.101cm" svg:y1="26.05cm" svg:x2="7.826cm" svg:y2="27.508cm" draw:start-shape="id145" draw:start-glue-point="7" draw:end-shape="id152" draw:end-glue-point="4" svg:d="M8101 26050l-275 1458" svg:viewBox="0 0 276 1459">
          <text:p/>
        </draw:connector>
        <draw:connector draw:style-name="gr4" draw:text-style-name="P5" draw:layer="layout" draw:type="line" svg:x1="8.55cm" svg:y1="26.05cm" svg:x2="8.826cm" svg:y2="27.508cm" draw:start-shape="id145" draw:start-glue-point="9" draw:end-shape="id153" draw:end-glue-point="4" svg:d="M8550 26050l276 1458" svg:viewBox="0 0 277 1459">
          <text:p/>
        </draw:connector>
        <draw:custom-shape draw:style-name="gr2" draw:text-style-name="P2" xml:id="id154" draw:id="id154" draw:layer="layout" svg:width="0.635cm" svg:height="0.635cm" svg:x="13.008cm" svg:y="21.50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6" draw:id="id156" draw:layer="layout" svg:width="0.635cm" svg:height="0.635cm" svg:x="15.008cm" svg:y="23.50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5" draw:id="id155" draw:layer="layout" svg:width="0.635cm" svg:height="0.635cm" svg:x="11.008cm" svg:y="23.50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8" draw:id="id158" draw:layer="layout" svg:width="0.635cm" svg:height="0.635cm" svg:x="12.008cm" svg:y="25.50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7" draw:id="id157" draw:layer="layout" svg:width="0.635cm" svg:height="0.635cm" svg:x="10.008cm" svg:y="25.50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0" draw:id="id160" draw:layer="layout" svg:width="0.635cm" svg:height="0.635cm" svg:x="16.008cm" svg:y="25.50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9" draw:id="id159" draw:layer="layout" svg:width="0.635cm" svg:height="0.635cm" svg:x="14.008cm" svg:y="25.50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5" draw:id="id165" draw:layer="layout" svg:width="0.635cm" svg:height="0.635cm" svg:x="11.508cm" svg:y="27.508cm">
          <text:p text:style-name="P3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1" draw:id="id161" draw:layer="layout" svg:width="0.635cm" svg:height="0.635cm" svg:x="9.508cm" svg:y="27.50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7" draw:id="id167" draw:layer="layout" svg:width="0.635cm" svg:height="0.635cm" svg:x="15.508cm" svg:y="27.508cm">
          <text:p text:style-name="P3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3" draw:id="id163" draw:layer="layout" svg:width="0.635cm" svg:height="0.635cm" svg:x="13.508cm" svg:y="27.508cm">
          <text:p text:style-name="P3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6" draw:id="id166" draw:layer="layout" svg:width="0.635cm" svg:height="0.635cm" svg:x="12.508cm" svg:y="27.508cm">
          <text:p text:style-name="P3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2" draw:id="id162" draw:layer="layout" svg:width="0.635cm" svg:height="0.635cm" svg:x="10.508cm" svg:y="27.50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8" draw:id="id168" draw:layer="layout" svg:width="0.635cm" svg:height="0.635cm" svg:x="16.508cm" svg:y="27.508cm">
          <text:p text:style-name="P3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4" draw:id="id164" draw:layer="layout" svg:width="0.635cm" svg:height="0.635cm" svg:x="14.508cm" svg:y="27.508cm">
          <text:p text:style-name="P3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101cm" svg:y1="22.05cm" svg:x2="11.326cm" svg:y2="23.508cm" draw:start-shape="id154" draw:start-glue-point="7" draw:end-shape="id155" draw:end-glue-point="4" svg:d="M13101 22050l-1775 1458" svg:viewBox="0 0 1776 1459">
          <text:p/>
        </draw:connector>
        <draw:connector draw:style-name="gr4" draw:text-style-name="P5" draw:layer="layout" draw:type="line" svg:x1="13.55cm" svg:y1="22.05cm" svg:x2="15.326cm" svg:y2="23.508cm" draw:start-shape="id154" draw:start-glue-point="9" draw:end-shape="id156" draw:end-glue-point="4" svg:d="M13550 22050l1776 1458" svg:viewBox="0 0 1777 1459">
          <text:p/>
        </draw:connector>
        <draw:connector draw:style-name="gr4" draw:text-style-name="P5" draw:layer="layout" draw:type="line" svg:x1="11.101cm" svg:y1="24.05cm" svg:x2="10.326cm" svg:y2="25.508cm" draw:start-shape="id155" draw:start-glue-point="7" draw:end-shape="id157" draw:end-glue-point="4" svg:d="M11101 24050l-775 1458" svg:viewBox="0 0 776 1459">
          <text:p/>
        </draw:connector>
        <draw:connector draw:style-name="gr4" draw:text-style-name="P5" draw:layer="layout" draw:type="line" svg:x1="11.55cm" svg:y1="24.05cm" svg:x2="12.326cm" svg:y2="25.508cm" draw:start-shape="id155" draw:start-glue-point="9" draw:end-shape="id158" draw:end-glue-point="4" svg:d="M11550 24050l776 1458" svg:viewBox="0 0 777 1459">
          <text:p/>
        </draw:connector>
        <draw:connector draw:style-name="gr4" draw:text-style-name="P5" draw:layer="layout" draw:type="line" svg:x1="15.101cm" svg:y1="24.05cm" svg:x2="14.326cm" svg:y2="25.508cm" draw:start-shape="id156" draw:start-glue-point="7" draw:end-shape="id159" draw:end-glue-point="4" svg:d="M15101 24050l-775 1458" svg:viewBox="0 0 776 1459">
          <text:p/>
        </draw:connector>
        <draw:connector draw:style-name="gr4" draw:text-style-name="P5" draw:layer="layout" draw:type="line" svg:x1="15.55cm" svg:y1="24.05cm" svg:x2="16.326cm" svg:y2="25.508cm" draw:start-shape="id156" draw:start-glue-point="9" draw:end-shape="id160" draw:end-glue-point="4" svg:d="M15550 24050l776 1458" svg:viewBox="0 0 777 1459">
          <text:p/>
        </draw:connector>
        <draw:connector draw:style-name="gr4" draw:text-style-name="P5" draw:layer="layout" draw:type="line" svg:x1="10.101cm" svg:y1="26.05cm" svg:x2="9.826cm" svg:y2="27.508cm" draw:start-shape="id157" draw:start-glue-point="7" draw:end-shape="id161" draw:end-glue-point="4" svg:d="M10101 26050l-275 1458" svg:viewBox="0 0 276 1459">
          <text:p/>
        </draw:connector>
        <draw:connector draw:style-name="gr4" draw:text-style-name="P5" draw:layer="layout" draw:type="line" svg:x1="10.55cm" svg:y1="26.05cm" svg:x2="10.826cm" svg:y2="27.508cm" draw:start-shape="id157" draw:start-glue-point="9" draw:end-shape="id162" draw:end-glue-point="4" svg:d="M10550 26050l276 1458" svg:viewBox="0 0 277 1459">
          <text:p/>
        </draw:connector>
        <draw:connector draw:style-name="gr4" draw:text-style-name="P5" draw:layer="layout" draw:type="line" svg:x1="14.101cm" svg:y1="26.05cm" svg:x2="13.826cm" svg:y2="27.508cm" draw:start-shape="id159" draw:start-glue-point="7" draw:end-shape="id163" draw:end-glue-point="4" svg:d="M14101 26050l-275 1458" svg:viewBox="0 0 276 1459">
          <text:p/>
        </draw:connector>
        <draw:connector draw:style-name="gr4" draw:text-style-name="P5" draw:layer="layout" draw:type="line" svg:x1="14.55cm" svg:y1="26.05cm" svg:x2="14.826cm" svg:y2="27.508cm" draw:start-shape="id159" draw:start-glue-point="9" draw:end-shape="id164" draw:end-glue-point="4" svg:d="M14550 26050l276 1458" svg:viewBox="0 0 277 1459">
          <text:p/>
        </draw:connector>
        <draw:connector draw:style-name="gr4" draw:text-style-name="P5" draw:layer="layout" draw:type="line" svg:x1="12.101cm" svg:y1="26.05cm" svg:x2="11.826cm" svg:y2="27.508cm" draw:start-shape="id158" draw:start-glue-point="7" draw:end-shape="id165" draw:end-glue-point="4" svg:d="M12101 26050l-275 1458" svg:viewBox="0 0 276 1459">
          <text:p/>
        </draw:connector>
        <draw:connector draw:style-name="gr4" draw:text-style-name="P5" draw:layer="layout" draw:type="line" svg:x1="12.55cm" svg:y1="26.05cm" svg:x2="12.826cm" svg:y2="27.508cm" draw:start-shape="id158" draw:start-glue-point="9" draw:end-shape="id166" draw:end-glue-point="4" svg:d="M12550 26050l276 1458" svg:viewBox="0 0 277 1459">
          <text:p/>
        </draw:connector>
        <draw:connector draw:style-name="gr4" draw:text-style-name="P5" draw:layer="layout" draw:type="line" svg:x1="16.101cm" svg:y1="26.05cm" svg:x2="15.826cm" svg:y2="27.508cm" draw:start-shape="id160" draw:start-glue-point="7" draw:end-shape="id167" draw:end-glue-point="4" svg:d="M16101 26050l-275 1458" svg:viewBox="0 0 276 1459">
          <text:p/>
        </draw:connector>
        <draw:connector draw:style-name="gr4" draw:text-style-name="P5" draw:layer="layout" draw:type="line" svg:x1="16.55cm" svg:y1="26.05cm" svg:x2="16.826cm" svg:y2="27.508cm" draw:start-shape="id160" draw:start-glue-point="9" draw:end-shape="id168" draw:end-glue-point="4" svg:d="M16550 26050l276 1458" svg:viewBox="0 0 277 145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36 days ago BRK" svg:font-family="'36 days ago BRK'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Inter" svg:font-family="Inter" style:font-adornments="Regular" style:font-pitch="variable"/>
    <style:font-face style:name="Inter1" svg:font-family="Inte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21:29:38.783160885</meta:creation-date>
    <dc:date>2022-06-15T14:48:48.679308915</dc:date>
    <meta:editing-duration>P1DT37M26S</meta:editing-duration>
    <meta:editing-cycles>6</meta:editing-cycles>
    <meta:generator>LibreOffice/7.2.7.2$Linux_X86_64 LibreOffice_project/20$Build-2</meta:generator>
    <meta:document-statistic meta:object-count="342"/>
  </office:meta>
</office:document-meta>
</file>